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835in" fo:line-height="114%"/>
      <style:text-properties style:font-name="Google Sans Text"/>
    </style:style>
    <style:style style:name="P2" style:family="paragraph" style:parent-style-name="Text_20_body" style:list-style-name="L5">
      <style:paragraph-properties fo:margin-top="0in" fo:margin-bottom="0.0835in" fo:line-height="114%"/>
      <style:text-properties style:font-name="Google Sans Text"/>
    </style:style>
    <style:style style:name="P3" style:family="paragraph" style:parent-style-name="Text_20_body" style:list-style-name="L6">
      <style:paragraph-properties fo:margin-top="0in" fo:margin-bottom="0.0835in" fo:line-height="114%"/>
      <style:text-properties style:font-name="Google Sans Text"/>
    </style:style>
    <style:style style:name="P4" style:family="paragraph" style:parent-style-name="Text_20_body" style:list-style-name="L8">
      <style:paragraph-properties fo:margin-top="0in" fo:margin-bottom="0.0835in" fo:line-height="114%"/>
      <style:text-properties style:font-name="Google Sans Text"/>
    </style:style>
    <style:style style:name="P5" style:family="paragraph" style:parent-style-name="Text_20_body" style:list-style-name="L9">
      <style:paragraph-properties fo:margin-top="0in" fo:margin-bottom="0.0835in" fo:line-height="114%"/>
      <style:text-properties style:font-name="Google Sans Text"/>
    </style:style>
    <style:style style:name="P6" style:family="paragraph" style:parent-style-name="Text_20_body" style:list-style-name="L11">
      <style:paragraph-properties fo:margin-top="0in" fo:margin-bottom="0.0835in" fo:line-height="114%"/>
      <style:text-properties style:font-name="Google Sans Text"/>
    </style:style>
    <style:style style:name="P7" style:family="paragraph" style:parent-style-name="Text_20_body" style:list-style-name="L13">
      <style:paragraph-properties fo:margin-top="0in" fo:margin-bottom="0.0835in" fo:line-height="114%"/>
      <style:text-properties style:font-name="Google Sans Text"/>
    </style:style>
    <style:style style:name="P8" style:family="paragraph" style:parent-style-name="Text_20_body">
      <style:paragraph-properties fo:margin-top="0in" fo:margin-bottom="0.0835in" fo:line-height="114%"/>
    </style:style>
    <style:style style:name="P9" style:family="paragraph" style:parent-style-name="Text_20_body" style:list-style-name="L1">
      <style:paragraph-properties fo:margin-top="0in" fo:margin-bottom="0.0835in" fo:line-height="114%"/>
    </style:style>
    <style:style style:name="P10" style:family="paragraph" style:parent-style-name="Text_20_body" style:list-style-name="L2">
      <style:paragraph-properties fo:margin-top="0in" fo:margin-bottom="0.0835in" fo:line-height="114%"/>
    </style:style>
    <style:style style:name="P11" style:family="paragraph" style:parent-style-name="Text_20_body" style:list-style-name="L3">
      <style:paragraph-properties fo:margin-top="0in" fo:margin-bottom="0.0835in" fo:line-height="114%"/>
    </style:style>
    <style:style style:name="P12" style:family="paragraph" style:parent-style-name="Text_20_body" style:list-style-name="L4">
      <style:paragraph-properties fo:margin-top="0in" fo:margin-bottom="0.0835in" fo:line-height="114%"/>
    </style:style>
    <style:style style:name="P13" style:family="paragraph" style:parent-style-name="Text_20_body" style:list-style-name="L5">
      <style:paragraph-properties fo:margin-top="0in" fo:margin-bottom="0.0835in" fo:line-height="114%"/>
    </style:style>
    <style:style style:name="P14" style:family="paragraph" style:parent-style-name="Text_20_body" style:list-style-name="L7">
      <style:paragraph-properties fo:margin-top="0in" fo:margin-bottom="0.0835in" fo:line-height="114%"/>
    </style:style>
    <style:style style:name="P15" style:family="paragraph" style:parent-style-name="Text_20_body" style:list-style-name="L8">
      <style:paragraph-properties fo:margin-top="0in" fo:margin-bottom="0.0835in" fo:line-height="114%"/>
    </style:style>
    <style:style style:name="P16" style:family="paragraph" style:parent-style-name="Text_20_body" style:list-style-name="L9">
      <style:paragraph-properties fo:margin-top="0in" fo:margin-bottom="0.0835in" fo:line-height="114%"/>
    </style:style>
    <style:style style:name="P17" style:family="paragraph" style:parent-style-name="Text_20_body" style:list-style-name="L10">
      <style:paragraph-properties fo:margin-top="0in" fo:margin-bottom="0.0835in" fo:line-height="114%"/>
    </style:style>
    <style:style style:name="P18" style:family="paragraph" style:parent-style-name="Text_20_body" style:list-style-name="L11">
      <style:paragraph-properties fo:margin-top="0in" fo:margin-bottom="0.0835in" fo:line-height="114%"/>
    </style:style>
    <style:style style:name="P19" style:family="paragraph" style:parent-style-name="Text_20_body" style:list-style-name="L12">
      <style:paragraph-properties fo:margin-top="0in" fo:margin-bottom="0.0835in" fo:line-height="114%"/>
    </style:style>
    <style:style style:name="P20" style:family="paragraph" style:parent-style-name="Text_20_body" style:list-style-name="L13">
      <style:paragraph-properties fo:margin-top="0in" fo:margin-bottom="0.0835in" fo:line-height="114%"/>
    </style:style>
    <style:style style:name="P21" style:family="paragraph" style:parent-style-name="Text_20_body" style:list-style-name="L14">
      <style:paragraph-properties fo:margin-top="0in" fo:margin-bottom="0.0835in" fo:line-height="114%"/>
    </style:style>
    <style:style style:name="P22" style:family="paragraph" style:parent-style-name="Text_20_body" style:list-style-name="L15">
      <style:paragraph-properties fo:margin-top="0in" fo:margin-bottom="0.0835in" fo:line-height="114%"/>
    </style:style>
    <style:style style:name="P23" style:family="paragraph" style:parent-style-name="Text_20_body" style:list-style-name="L16">
      <style:paragraph-properties fo:margin-top="0in" fo:margin-bottom="0.0835in" fo:line-height="114%"/>
    </style:style>
    <style:style style:name="P24" style:family="paragraph" style:parent-style-name="Text_20_body" style:list-style-name="L17">
      <style:paragraph-properties fo:margin-top="0in" fo:margin-bottom="0.0835in" fo:line-height="114%"/>
    </style:style>
    <style:style style:name="P25" style:family="paragraph" style:parent-style-name="Text_20_body" style:list-style-name="L18">
      <style:paragraph-properties fo:margin-top="0in" fo:margin-bottom="0.0835in" fo:line-height="114%"/>
    </style:style>
    <style:style style:name="P26" style:family="paragraph" style:parent-style-name="Text_20_body" style:list-style-name="L19">
      <style:paragraph-properties fo:margin-top="0in" fo:margin-bottom="0.0835in" fo:line-height="114%"/>
    </style:style>
    <style:style style:name="P27" style:family="paragraph" style:parent-style-name="Text_20_body" style:list-style-name="L20">
      <style:paragraph-properties fo:margin-top="0in" fo:margin-bottom="0.0835in" fo:line-height="114%"/>
    </style:style>
    <style:style style:name="P28" style:family="paragraph" style:parent-style-name="Text_20_body" style:list-style-name="L21">
      <style:paragraph-properties fo:margin-top="0in" fo:margin-bottom="0.0835in" fo:line-height="114%"/>
    </style:style>
    <style:style style:name="P29" style:family="paragraph" style:parent-style-name="Text_20_body" style:list-style-name="L22">
      <style:paragraph-properties fo:margin-top="0in" fo:margin-bottom="0.0835in" fo:line-height="114%"/>
    </style:style>
    <style:style style:name="P30" style:family="paragraph" style:parent-style-name="Text_20_body" style:list-style-name="L23">
      <style:paragraph-properties fo:margin-top="0in" fo:margin-bottom="0.0835in" fo:line-height="114%"/>
    </style:style>
    <style:style style:name="P31" style:family="paragraph" style:parent-style-name="Text_20_body" style:list-style-name="L24">
      <style:paragraph-properties fo:margin-top="0in" fo:margin-bottom="0.0835in" fo:line-height="114%"/>
    </style:style>
    <style:style style:name="P32" style:family="paragraph" style:parent-style-name="Text_20_body" style:list-style-name="L25">
      <style:paragraph-properties fo:margin-top="0in" fo:margin-bottom="0.0835in" fo:line-height="114%"/>
    </style:style>
    <style:style style:name="P33" style:family="paragraph" style:parent-style-name="Text_20_body" style:list-style-name="L26">
      <style:paragraph-properties fo:margin-top="0in" fo:margin-bottom="0.0835in" fo:line-height="114%"/>
    </style:style>
    <style:style style:name="P34" style:family="paragraph" style:parent-style-name="Text_20_body" style:list-style-name="L27">
      <style:paragraph-properties fo:margin-top="0in" fo:margin-bottom="0.0835in" fo:line-height="114%"/>
    </style:style>
    <style:style style:name="P35" style:family="paragraph" style:parent-style-name="Text_20_body" style:list-style-name="L28">
      <style:paragraph-properties fo:margin-top="0in" fo:margin-bottom="0.0835in" fo:line-height="114%"/>
    </style:style>
    <style:style style:name="P36" style:family="paragraph" style:parent-style-name="Text_20_body" style:list-style-name="L29">
      <style:paragraph-properties fo:margin-top="0in" fo:margin-bottom="0.0835in" fo:line-height="114%"/>
    </style:style>
    <style:style style:name="P37" style:family="paragraph" style:parent-style-name="Text_20_body" style:list-style-name="L30">
      <style:paragraph-properties fo:margin-top="0in" fo:margin-bottom="0.0835in" fo:line-height="114%"/>
    </style:style>
    <style:style style:name="P38" style:family="paragraph" style:parent-style-name="Text_20_body" style:list-style-name="L31">
      <style:paragraph-properties fo:margin-top="0in" fo:margin-bottom="0.0835in" fo:line-height="114%"/>
    </style:style>
    <style:style style:name="P39" style:family="paragraph" style:parent-style-name="Text_20_body" style:list-style-name="L32">
      <style:paragraph-properties fo:margin-top="0in" fo:margin-bottom="0.0835in" fo:line-height="114%"/>
    </style:style>
    <style:style style:name="P40" style:family="paragraph" style:parent-style-name="Text_20_body" style:list-style-name="L33">
      <style:paragraph-properties fo:margin-top="0in" fo:margin-bottom="0.0835in" fo:line-height="114%"/>
    </style:style>
    <style:style style:name="P41" style:family="paragraph" style:parent-style-name="Text_20_body" style:list-style-name="L34">
      <style:paragraph-properties fo:margin-top="0in" fo:margin-bottom="0.0835in" fo:line-height="114%"/>
    </style:style>
    <style:style style:name="P42" style:family="paragraph" style:parent-style-name="Text_20_body" style:list-style-name="L35">
      <style:paragraph-properties fo:margin-top="0in" fo:margin-bottom="0.0835in" fo:line-height="114%"/>
    </style:style>
    <style:style style:name="P43" style:family="paragraph" style:parent-style-name="Text_20_body" style:list-style-name="L36">
      <style:paragraph-properties fo:margin-top="0in" fo:margin-bottom="0.0835in" fo:line-height="114%"/>
    </style:style>
    <style:style style:name="P44" style:family="paragraph" style:parent-style-name="Text_20_body" style:list-style-name="L37">
      <style:paragraph-properties fo:margin-top="0in" fo:margin-bottom="0.0835in" fo:line-height="114%"/>
    </style:style>
    <style:style style:name="P45" style:family="paragraph" style:parent-style-name="Text_20_body" style:list-style-name="L38">
      <style:paragraph-properties fo:margin-top="0in" fo:margin-bottom="0.0835in" fo:line-height="114%"/>
    </style:style>
    <style:style style:name="P46" style:family="paragraph" style:parent-style-name="Text_20_body" style:list-style-name="L39">
      <style:paragraph-properties fo:margin-top="0in" fo:margin-bottom="0.0835in" fo:line-height="114%"/>
    </style:style>
    <style:style style:name="P47" style:family="paragraph" style:parent-style-name="Text_20_body" style:list-style-name="L40">
      <style:paragraph-properties fo:margin-top="0in" fo:margin-bottom="0.0835in" fo:line-height="114%"/>
    </style:style>
    <style:style style:name="P48" style:family="paragraph" style:parent-style-name="Text_20_body" style:list-style-name="L41">
      <style:paragraph-properties fo:margin-top="0in" fo:margin-bottom="0.0835in" fo:line-height="114%"/>
    </style:style>
    <style:style style:name="P49" style:family="paragraph" style:parent-style-name="Text_20_body" style:list-style-name="L42">
      <style:paragraph-properties fo:margin-top="0in" fo:margin-bottom="0.0835in" fo:line-height="114%"/>
    </style:style>
    <style:style style:name="P50" style:family="paragraph" style:parent-style-name="Text_20_body" style:list-style-name="L43">
      <style:paragraph-properties fo:margin-top="0in" fo:margin-bottom="0.0835in" fo:line-height="114%"/>
    </style:style>
    <style:style style:name="P51" style:family="paragraph" style:parent-style-name="Text_20_body" style:list-style-name="L44">
      <style:paragraph-properties fo:margin-top="0in" fo:margin-bottom="0.0835in" fo:line-height="114%"/>
    </style:style>
    <style:style style:name="P52" style:family="paragraph" style:parent-style-name="Text_20_body" style:list-style-name="L45">
      <style:paragraph-properties fo:margin-top="0in" fo:margin-bottom="0.0835in" fo:line-height="114%"/>
    </style:style>
    <style:style style:name="P53" style:family="paragraph" style:parent-style-name="Text_20_body" style:list-style-name="L46">
      <style:paragraph-properties fo:margin-top="0in" fo:margin-bottom="0.0835in" fo:line-height="114%"/>
    </style:style>
    <style:style style:name="P54" style:family="paragraph" style:parent-style-name="Text_20_body" style:list-style-name="L47">
      <style:paragraph-properties fo:margin-top="0in" fo:margin-bottom="0.0835in" fo:line-height="114%"/>
    </style:style>
    <style:style style:name="P55" style:family="paragraph" style:parent-style-name="Text_20_body" style:list-style-name="L48">
      <style:paragraph-properties fo:margin-top="0in" fo:margin-bottom="0.0835in" fo:line-height="114%"/>
    </style:style>
    <style:style style:name="P56" style:family="paragraph" style:parent-style-name="Text_20_body" style:list-style-name="L49">
      <style:paragraph-properties fo:margin-top="0in" fo:margin-bottom="0.0835in" fo:line-height="114%"/>
    </style:style>
    <style:style style:name="P57" style:family="paragraph" style:parent-style-name="Text_20_body" style:list-style-name="L50">
      <style:paragraph-properties fo:margin-top="0in" fo:margin-bottom="0.0835in" fo:line-height="114%"/>
    </style:style>
    <style:style style:name="P58" style:family="paragraph" style:parent-style-name="Text_20_body" style:list-style-name="L51">
      <style:paragraph-properties fo:margin-top="0in" fo:margin-bottom="0.0835in" fo:line-height="114%"/>
    </style:style>
    <style:style style:name="P59" style:family="paragraph" style:parent-style-name="Text_20_body" style:list-style-name="L52">
      <style:paragraph-properties fo:margin-top="0in" fo:margin-bottom="0.0835in" fo:line-height="114%"/>
    </style:style>
    <style:style style:name="P60" style:family="paragraph" style:parent-style-name="Text_20_body">
      <style:paragraph-properties fo:margin-top="0in" fo:margin-bottom="0.0835in" fo:line-height="114%" fo:padding="0in" fo:border="none"/>
      <style:text-properties style:font-name="Google Sans Text"/>
    </style:style>
    <style:style style:name="P61" style:family="paragraph" style:parent-style-name="Heading_20_3">
      <style:paragraph-properties fo:margin-top="0in" fo:margin-bottom="0.0835in" fo:line-height="114%"/>
      <style:text-properties style:font-name="Google Sans"/>
    </style:style>
    <style:style style:name="P62" style:family="paragraph" style:parent-style-name="Preformatted_20_Text">
      <style:paragraph-properties fo:margin-top="0in" fo:margin-bottom="0in" fo:line-height="114%"/>
    </style:style>
    <style:style style:name="P63" style:family="paragraph" style:parent-style-name="Preformatted_20_Text" style:list-style-name="L5">
      <style:paragraph-properties fo:margin-top="0in" fo:margin-bottom="0in" fo:line-height="114%"/>
    </style:style>
    <style:style style:name="P64" style:family="paragraph" style:parent-style-name="Preformatted_20_Text" style:list-style-name="L8">
      <style:paragraph-properties fo:margin-top="0in" fo:margin-bottom="0in" fo:line-height="114%"/>
    </style:style>
    <style:style style:name="P65" style:family="paragraph" style:parent-style-name="Preformatted_20_Text" style:list-style-name="L9">
      <style:paragraph-properties fo:margin-top="0in" fo:margin-bottom="0in" fo:line-height="114%"/>
    </style:style>
    <style:style style:name="P66" style:family="paragraph" style:parent-style-name="Preformatted_20_Text" style:list-style-name="L11">
      <style:paragraph-properties fo:margin-top="0in" fo:margin-bottom="0in" fo:line-height="114%"/>
    </style:style>
    <style:style style:name="P67" style:family="paragraph" style:parent-style-name="Preformatted_20_Text" style:list-style-name="L13">
      <style:paragraph-properties fo:margin-top="0in" fo:margin-bottom="0in" fo:line-height="114%"/>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gnal acquired. Alien37 online. Data stream initializing... Cyberpunk Codex Protocol engaged. Module: Wireless Infiltration.</text:p>
      <text:section text:style-name="Sect1" text:name="model-response-message-contentr_61c5ae540cb747e6">
        <text:p text:style-name="P1">Signal acquired. Alien37 online… Listen closely, operatives. The airwaves are not empty space; they are battlegrounds. Data flows unseen, unheard by the uninitiated. But you are not them. You are here to learn the frequencies, to understand the protocols that bind the wireless world, and ultimately, to rewrite its rules. Physical access is a relic. Proximity is the new key. Forget the slow crawl through firewalls when the network broadcasts its presence openly, vulnerable to those who know how to listen, how to speak its language, how to <text:span text:style-name="Emphasis">exploit</text:span> its inherent weaknesses. This transmission is your primer on Wireless Security – not the sanitized corporate version, but the operational reality. We dissect the spectrum. Prepare your neural interface.</text:p>
        <text:section text:style-name="Sect1" text:name="model-response-message-contentr_1ac268d4ccdde114">
          <text:p text:style-name="Horizontal_20_Line"/>
          <text:h text:style-name="P61" text:outline-level="3">:: Sector 01: The Unseen Spectrum - 802.11 Fundamentals ::</text:h>
          <text:p text:style-name="P1">The digital ether is governed by standards. The most prevalent for local area networking is IEEE 802.11, the protocol suite you know colloquially as Wi-Fi. Do not mistake ubiquity for simplicity. Understanding 802.11 is foundational. It operates primarily at the Physical and Data Link layers of the network stack.</text:p>
          <text:p text:style-name="P60">Physical Layer &amp; Frequencies:</text:p>
          <text:p text:style-name="P60">The Physical layer dictates how data transforms into radio waves. Modulation schemes, frequency spectrum – this is the raw transmission. Early 802.11 inhabited the 2.4 GHz Industrial, Scientific, and Medical (ISM) band – a noisy, crowded space shared with microwaves, cordless phones, and Bluetooth. This shared spectrum is a source of interference, a factor you can potentially leverage or must mitigate.</text:p>
          <text:list xml:id="list2309704786341147025" text:style-name="L20">
            <text:list-item>
              <text:p text:style-name="P27"><text:span text:style-name="Strong_20_Emphasis"><text:span text:style-name="T1">Evolution:</text:span></text:span><text:span text:style-name="T1"> Protocols evolve. 802.11b/g lived in 2.4 GHz, offering speeds initially measured in single-digit megabits. 802.11a introduced 5 GHz but saw limited uptake initially. The game changed with 802.11n (2009), which brought widespread 5 GHz adoption and </text:span><text:span text:style-name="Strong_20_Emphasis"><text:span text:style-name="T1">Multiple Input, Multiple Output (MIMO)</text:span></text:span><text:span text:style-name="T1">. MIMO utilizes multiple antennas for simultaneous data streams, dramatically increasing throughput (up to 600 Mbps theoretically). Subsequent standards like 802.11ac and 802.11ax further refined 5 GHz operations, pushing speeds into the gigabit range and improving efficiency in dense environments. Newer standards explore even higher frequencies like 60 GHz, offering massive bandwidth but significantly reduced range. </text:span></text:p>
            </text:list-item>
            <text:list-item>
              <text:p text:style-name="P27"><text:span text:style-name="Strong_20_Emphasis"><text:span text:style-name="T1">Channels:</text:span></text:span><text:span text:style-name="T1"> To manage interference, the spectrum is divided into channels – specific frequency ranges. In the US 2.4 GHz band, there are 11 usable channels (1-11). Other regions permit up to 14. Critically, these channels overlap. Only channels 1, 6, and 11 are truly non-overlapping in the 2.4 GHz band. Using overlapping channels causes interference and degrades performance – a sloppy configuration ripe for disruption. The 5 GHz band offers more channels and less overlap, a key reason for its adoption. Channel allocation varies globally – operational awareness requires knowing the local </text:span><text:soft-page-break/><text:span text:style-name="T1">regulatory environment. </text:span></text:p>
            </text:list-item>
            <text:list-item>
              <text:p text:style-name="P27"><text:span text:style-name="Strong_20_Emphasis"><text:span text:style-name="T1">Range &amp; Propagation:</text:span></text:span><text:span text:style-name="T1"> Signal strength is not infinite. 802.11 signals attenuate over distance and are absorbed or reflected by physical obstructions. Materials matter: Plywood and drywall offer little resistance. Glass is moderately transparent. Brick and masonry are significant barriers. Concrete is a signal killer. An access point near an exterior wall or window bleeds signal outwards – this is your primary vector for external reconnaissance and attack. Outdoor range is far greater due to the lack of obstructions. Understanding building construction and AP placement is crucial for footprinting. </text:span></text:p>
            </text:list-item>
          </text:list>
          <text:p text:style-name="P60">Data Link Layer &amp; Topologies:</text:p>
          <text:p text:style-name="P60">The Data Link layer manages frame formatting, addressing (MAC addresses), and basic error detection. How devices connect defines the topology.</text:p>
          <text:list xml:id="list17999771920563729" text:style-name="L21">
            <text:list-item>
              <text:p text:style-name="P28"><text:span text:style-name="Strong_20_Emphasis"><text:span text:style-name="T1">Ad Hoc:</text:span></text:span><text:span text:style-name="T1"> A peer-to-peer network without a central access point. Devices connect directly. Think dynamic mesh. Simple setup, but difficult to manage, insecure (historically no encryption, though Wi-Fi Direct improves this), and limited range as all devices must "hear" each other. Rare in enterprise environments, but potentially found in specific scenarios or temporary setups. </text:span></text:p>
            </text:list-item>
            <text:list-item>
              <text:p text:style-name="P28"><text:span text:style-name="Strong_20_Emphasis"><text:span text:style-name="T1">Infrastructure:</text:span></text:span><text:span text:style-name="T1"> The standard model. All devices (stations or STAs) connect to a central </text:span><text:span text:style-name="Strong_20_Emphasis"><text:span text:style-name="T1">Access Point (AP)</text:span></text:span><text:span text:style-name="T1">. The AP acts like a wireless hub/switch, bridging the wireless network to a wired backbone. All communication flows </text:span><text:span text:style-name="Emphasis"><text:span text:style-name="T1">through</text:span></text:span><text:span text:style-name="T1"> the AP. This is the dominant topology you will encounter and target. The AP broadcasts the network's name, the </text:span><text:span text:style-name="Strong_20_Emphasis"><text:span text:style-name="T1">Service Set Identifier (SSID)</text:span></text:span><text:span text:style-name="T1">. In larger areas, multiple APs might share the same SSID for roaming. Each AP, however, has a unique hardware address, the </text:span><text:span text:style-name="Strong_20_Emphasis"><text:span text:style-name="T1">Base Service Set Identifier (BSSID)</text:span></text:span><text:span text:style-name="T1">, which looks like a MAC address (and often is the AP's wireless MAC). Targeting requires knowing the BSSID. </text:span></text:p>
            </text:list-item>
          </text:list>
          <text:p text:style-name="P8"><text:span text:style-name="Strong_20_Emphasis"><text:span text:style-name="T1">The Illusion of Control:</text:span></text:span><text:span text:style-name="T1"> Unlike a wired switch controlling electrical signals to specific ports, an AP broadcasts radio waves. </text:span><text:span text:style-name="Emphasis"><text:span text:style-name="T1">Anyone</text:span></text:span><text:span text:style-name="T1"> within range with the right equipment can potentially capture these signals, regardless of association status. Enabling </text:span><text:span text:style-name="Strong_20_Emphasis"><text:span text:style-name="T1">monitor mode</text:span></text:span><text:span text:style-name="T1"> on a wireless interface card (WNIC) allows capturing raw 802.11 frames, including management and control frames not normally seen by the OS – beacons, probe requests/responses, authentication/association frames. This mode is essential for passive reconnaissance and many active attacks. Wireless networks are inherently chatty; APs constantly send </text:span><text:span text:style-name="Strong_20_Emphasis"><text:span text:style-name="T1">beacon frames</text:span></text:span><text:span text:style-name="T1"> announcing their presence (SSID, supported rates, security protocols). Clients send </text:span><text:span text:style-name="Strong_20_Emphasis"><text:span text:style-name="T1">probe requests</text:span></text:span><text:span text:style-name="T1"> searching for known networks or broadcasting a wildcard request to discover </text:span><text:span text:style-name="Emphasis"><text:span text:style-name="T1">any</text:span></text:span><text:span text:style-name="T1"> network. APs reply with </text:span><text:span text:style-name="Strong_20_Emphasis"><text:span text:style-name="T1">probe responses</text:span></text:span><text:span text:style-name="T1">. This chatter is a rich source of intelligence.</text:span></text:p>
          <text:p text:style-name="P1">:: Intel Feed ::</text:p>
          <text:list xml:id="list6212921598240364646" text:style-name="L22">
            <text:list-item>
              <text:p text:style-name="P29"><text:span text:style-name="Strong_20_Emphasis"><text:span text:style-name="T1">Core Concept:</text:span></text:span><text:span text:style-name="T1"> 802.11 translates network data into radio waves using specific frequencies and channels. Understand the limitations and characteristics of 2.4 GHz vs. 5 GHz. </text:span></text:p>
            </text:list-item>
            <text:list-item>
              <text:p text:style-name="P29"><text:soft-page-break/><text:span text:style-name="Strong_20_Emphasis"><text:span text:style-name="T1">Hacker Logic:</text:span></text:span><text:span text:style-name="T1"> Spectrum congestion (2.4 GHz) can be exploited. Signal bleed through walls/windows is an entry point. Monitor mode bypasses OS filtering, revealing raw network chatter. </text:span></text:p>
            </text:list-item>
            <text:list-item>
              <text:p text:style-name="P29"><text:span text:style-name="Strong_20_Emphasis"><text:span text:style-name="T1">Operational Data:</text:span></text:span><text:span text:style-name="T1"> Know the non-overlapping channels (1, 6, 11 in 2.4 GHz). Identify target BSSIDs, not just SSIDs. Understand building materials impact signal propagation for reconnaissance. </text:span></text:p>
            </text:list-item>
            <text:list-item>
              <text:p text:style-name="P29"><text:span text:style-name="Strong_20_Emphasis"><text:span text:style-name="T1">Firmware Burn:</text:span></text:span><text:span text:style-name="T1"> Infrastructure mode dominates. The AP is the gatekeeper, but the airwaves are public. To map a system is to own it in your mind before you breach it in reality. </text:span></text:p>
            </text:list-item>
          </text:list>
          <text:p text:style-name="Horizontal_20_Line"/>
          <text:h text:style-name="P61" text:outline-level="3">:: Sector 02: Fortification &amp; Failure - Wireless Encryption Protocols ::</text:h>
          <text:p text:style-name="P1">Raw radio waves offer no privacy. Encryption is the shield. Its history in 802.11 is a lesson in flawed design and iterative patching. Understanding these protocols, especially their weaknesses, is paramount.</text:p>
          <text:p text:style-name="P60">WEP (Wired Equivalent Privacy): The Original Sin</text:p>
          <text:p text:style-name="P60">The first attempt. The name itself was hubris. WEP aimed to provide confidentiality comparable to a wired network. It failed catastrophically.</text:p>
          <text:list xml:id="list5897691330313620239" text:style-name="L23">
            <text:list-item>
              <text:p text:style-name="P30"><text:span text:style-name="Strong_20_Emphasis"><text:span text:style-name="T1">Mechanism:</text:span></text:span><text:span text:style-name="T1"> Used the RC4 stream cipher with a pre-shared key (PSK). Key sizes were initially restricted by US export laws to 40 bits, concatenated with a 24-bit </text:span><text:span text:style-name="Strong_20_Emphasis"><text:span text:style-name="T1">Initialization Vector (IV)</text:span></text:span><text:span text:style-name="T1"> for a 64-bit RC4 key. Later, 104-bit keys (128-bit total with IV) were allowed. The PSK was static. </text:span></text:p>
            </text:list-item>
            <text:list-item>
              <text:p text:style-name="P30"><text:span text:style-name="Strong_20_Emphasis"><text:span text:style-name="T1">Fatal Flaw:</text:span></text:span><text:span text:style-name="T1"> The 24-bit IV space is incredibly small (approx. 16.7 million possibilities). IVs were often transmitted in cleartext within the 802.11 header. Worse, the IV generation was often non-random (e.g., simple counters). This led to IV reuse. Because RC4 is a stream cipher, encrypting two different plaintexts with the same key and IV allows trivial key recovery through statistical analysis. Capturing enough WEP-encrypted traffic (specifically, packets with colliding IVs) allows an attacker to calculate the PSK with near certainty using tools like aircrack-ng. Integrity was handled by a simple CRC checksum, offering no cryptographic protection against tampering. </text:span></text:p>
            </text:list-item>
            <text:list-item>
              <text:p text:style-name="P30"><text:span text:style-name="Strong_20_Emphasis"><text:span text:style-name="T1">Status:</text:span></text:span><text:span text:style-name="T1"> Completely broken. Obsolete. If encountered, consider it an open network. </text:span></text:p>
            </text:list-item>
          </text:list>
          <text:p text:style-name="P60">WPA (Wi-Fi Protected Access): The Stopgap</text:p>
          <text:p text:style-name="P60">Developed by the Wi-Fi Alliance as an interim solution while the more robust 802.11i standard (which became WPA2) was finalized. Designed to run on existing WEP hardware via firmware upgrades.</text:p>
          <text:list xml:id="list5687506986939593941" text:style-name="L24">
            <text:list-item>
              <text:p text:style-name="P31"><text:span text:style-name="Strong_20_Emphasis"><text:span text:style-name="T1">Mechanism:</text:span></text:span><text:span text:style-name="T1"> Introduced </text:span><text:span text:style-name="Strong_20_Emphasis"><text:span text:style-name="T1">TKIP (Temporal Key Integrity Protocol)</text:span></text:span><text:span text:style-name="T1">. Still used RC4, but TKIP dynamically generated per-packet keys by mixing the PSK with the IV and the transmitter's MAC address. This significantly increased the effective key length and </text:span><text:soft-page-break/><text:span text:style-name="T1">complexity compared to WEP's simple concatenation. It included a sequence counter to prevent replay attacks. For integrity, WPA replaced CRC with a cryptographic </text:span><text:span text:style-name="Strong_20_Emphasis"><text:span text:style-name="T1">Message Integrity Check (MIC)</text:span></text:span><text:span text:style-name="T1">, called "Michael." </text:span></text:p>
            </text:list-item>
            <text:list-item>
              <text:p text:style-name="P31"><text:span text:style-name="Strong_20_Emphasis"><text:span text:style-name="T1">Weaknesses:</text:span></text:span><text:span text:style-name="T1"> While a major improvement over WEP, TKIP/RC4 still had inherent weaknesses. Michael (the MIC) was computationally weak to allow operation on older hardware and could be brute-forced. More significantly, attacks targeting weaknesses in RC4 itself and TKIP's key mixing function were developed, though more complex than WEP cracking. </text:span></text:p>
            </text:list-item>
            <text:list-item>
              <text:p text:style-name="P31"><text:span text:style-name="Strong_20_Emphasis"><text:span text:style-name="T1">Status:</text:span></text:span><text:span text:style-name="T1"> Deprecated. Vulnerable. Avoid if possible. </text:span></text:p>
            </text:list-item>
          </text:list>
          <text:p text:style-name="P60">WPA2 (Wi-Fi Protected Access 2): The Standard</text:p>
          <text:p text:style-name="P60">The ratified IEEE 802.11i standard. The long-term replacement for WEP and WPA. The dominant security protocol for years.</text:p>
          <text:list xml:id="list586151580961270392" text:style-name="L25">
            <text:list-item>
              <text:p text:style-name="P32"><text:span text:style-name="Strong_20_Emphasis"><text:span text:style-name="T1">Mechanism:</text:span></text:span><text:span text:style-name="T1"> Mandated replacement of RC4/TKIP with the much stronger </text:span><text:span text:style-name="Strong_20_Emphasis"><text:span text:style-name="T1">AES (Advanced Encryption Standard)</text:span></text:span><text:span text:style-name="T1"> block cipher, implemented within </text:span><text:span text:style-name="Strong_20_Emphasis"><text:span text:style-name="T1">CCMP (Counter Mode Cipher Block Chaining Message Authentication Code Protocol)</text:span></text:span><text:span text:style-name="T1">. AES-CCMP provides both robust encryption and strong data integrity/authenticity checking, far superior to WEP's CRC or WPA's Michael MIC. </text:span></text:p>
            </text:list-item>
            <text:list-item>
              <text:p text:style-name="P32"><text:span text:style-name="Strong_20_Emphasis"><text:span text:style-name="T1">Authentication Modes:</text:span></text:span><text:span text:style-name="T1"> </text:span></text:p>
              <text:list>
                <text:list-item>
                  <text:p text:style-name="P32"><text:span text:style-name="Strong_20_Emphasis"><text:span text:style-name="T1">WPA2-Personal (WPA2-PSK):</text:span></text:span><text:span text:style-name="T1"> Uses a Pre-Shared Key. The PSK is known by the AP and all clients. Suitable for homes and small offices. Vulnerable if the PSK is weak or compromised. Capturing the 4-way handshake (see Sector 03) allows offline brute-force/dictionary attacks against the PSK. </text:span></text:p>
                </text:list-item>
                <text:list-item>
                  <text:p text:style-name="P32"><text:span text:style-name="Strong_20_Emphasis"><text:span text:style-name="T1">WPA2-Enterprise (WPA2-EAP):</text:span></text:span><text:span text:style-name="T1"> Uses IEEE 802.1X for authentication, typically integrating with a backend RADIUS server (Remote Authentication Dial-In User Service). Requires individual user credentials (username/password, certificates, tokens) instead of a single shared key. Uses various </text:span><text:span text:style-name="Strong_20_Emphasis"><text:span text:style-name="T1">EAP (Extensible Authentication Protocol)</text:span></text:span><text:span text:style-name="T1"> methods (EAP-TLS, EAP-TTLS, PEAP, LEAP - though LEAP is weak) tunneled over a secure channel (like TLS) to protect credentials. Far more secure for larger organizations but complex to configure. </text:span></text:p>
                </text:list-item>
              </text:list>
            </text:list-item>
            <text:list-item>
              <text:p text:style-name="P32"><text:span text:style-name="Strong_20_Emphasis"><text:span text:style-name="T1">The 4-Way Handshake:</text:span></text:span><text:span text:style-name="T1"> A critical process used in both WPA/WPA2 (PSK and Enterprise) after initial 802.11 authentication/association. It authenticates the client and AP to each other using the master key (PSK or the Pairwise Master Key derived during EAP) and generates fresh encryption keys (Pairwise Transient Key - PTK for unicast, Group Temporal Key - GTK for broadcast/multicast) used for the actual data session. Capturing this handshake is essential for PSK cracking and KRACK attacks. </text:span></text:p>
            </text:list-item>
            <text:list-item>
              <text:p text:style-name="P32"><text:span text:style-name="Strong_20_Emphasis"><text:span text:style-name="T1">Status:</text:span></text:span><text:span text:style-name="T1"> Widely deployed. Generally secure, </text:span><text:span text:style-name="Emphasis"><text:span text:style-name="T1">but</text:span></text:span><text:span text:style-name="T1"> vulnerable to weak PSKs (Personal mode), misconfigured EAP (Enterprise mode), and protocol flaws like KRACK (Key Reinstallation Attack). </text:span></text:p>
            </text:list-item>
          </text:list>
          <text:p text:style-name="P60"><text:soft-page-break/>WPA3 (Wi-Fi Protected Access 3): The Next Generation</text:p>
          <text:p text:style-name="P60">Introduced in 2018 to address WPA2 weaknesses. Adoption is growing.</text:p>
          <text:list xml:id="list8616745851360061492" text:style-name="L26">
            <text:list-item>
              <text:p text:style-name="P33"><text:span text:style-name="Strong_20_Emphasis"><text:span text:style-name="T1">Improvements:</text:span></text:span><text:span text:style-name="T1"> </text:span></text:p>
              <text:list>
                <text:list-item>
                  <text:p text:style-name="P33"><text:span text:style-name="Strong_20_Emphasis"><text:span text:style-name="T1">SAE (Simultaneous Authentication of Equals):</text:span></text:span><text:span text:style-name="T1"> Replaces PSK for personal networks. SAE is a password-authenticated key exchange protocol (based on Dragonfly) resistant to offline dictionary attacks, even if the handshake is captured. It provides forward secrecy. </text:span></text:p>
                </text:list-item>
                <text:list-item>
                  <text:p text:style-name="P33"><text:span text:style-name="Strong_20_Emphasis"><text:span text:style-name="T1">Stronger Encryption:</text:span></text:span><text:span text:style-name="T1"> Mandates CCMP-AES-128 as baseline, but allows for optional AES-256 in Enterprise mode (WPA3-Enterprise 192-bit mode). </text:span></text:p>
                </text:list-item>
                <text:list-item>
                  <text:p text:style-name="P33"><text:span text:style-name="Strong_20_Emphasis"><text:span text:style-name="T1">Protected Management Frames (PMF):</text:span></text:span><text:span text:style-name="T1"> Mandatory in WPA3 (optional in WPA2), protecting management frames like deauthentication/disassociation from spoofing. </text:span></text:p>
                </text:list-item>
                <text:list-item>
                  <text:p text:style-name="P33"><text:span text:style-name="Strong_20_Emphasis"><text:span text:style-name="T1">Wi-Fi Enhanced Open™:</text:span></text:span><text:span text:style-name="T1"> Provides individualized data encryption for open (unauthenticated) networks, protecting users from passive eavesdropping in public Wi-Fi hotspots – a significant improvement over traditional open networks. </text:span></text:p>
                </text:list-item>
              </text:list>
            </text:list-item>
            <text:list-item>
              <text:p text:style-name="P33"><text:span text:style-name="Strong_20_Emphasis"><text:span text:style-name="T1">Status:</text:span></text:span><text:span text:style-name="T1"> The current standard. Offers significant security enhancements over WPA2, especially against PSK cracking and in open networks. Vulnerabilities are still possible (implementation flaws, side-channels like the Dragonblood attacks against SAE), but it represents the state-of-the-art for mainstream Wi-Fi security. </text:span></text:p>
            </text:list-item>
          </text:list>
          <text:p text:style-name="P1">:: Intel Feed ::</text:p>
          <text:list xml:id="list3855511575230428011" text:style-name="L27">
            <text:list-item>
              <text:p text:style-name="P34"><text:span text:style-name="Strong_20_Emphasis"><text:span text:style-name="T1">Core Concept:</text:span></text:span><text:span text:style-name="T1"> Wireless encryption evolved from the broken WEP to the stopgap WPA, the robust WPA2 (AES-CCMP), and the enhanced WPA3 (SAE, PMF). </text:span></text:p>
            </text:list-item>
            <text:list-item>
              <text:p text:style-name="P34"><text:span text:style-name="Strong_20_Emphasis"><text:span text:style-name="T1">Hacker Logic:</text:span></text:span><text:span text:style-name="T1"> WEP is trivial to crack with sufficient traffic. WPA is vulnerable but harder. WPA2-PSK relies on PSK strength; capture the 4-way handshake for offline cracking. WPA2-Enterprise relies on secure EAP implementation. WPA3 hardens against PSK cracking (SAE) and protects management frames (PMF). Every protocol has potential implementation flaws. </text:span></text:p>
            </text:list-item>
            <text:list-item>
              <text:p text:style-name="P34"><text:span text:style-name="Strong_20_Emphasis"><text:span text:style-name="T1">Operational Data:</text:span></text:span><text:span text:style-name="T1"> Identify the protocol in use (WEP/WPA/WPA2/WPA3) during reconnaissance. Target WEP/WPA first. For WPA/WPA2-PSK, focus on capturing the 4-way handshake. For WPA2-Enterprise, probe for weak EAP methods or misconfigurations. Research specific vulnerabilities for WPA3 implementations. </text:span></text:p>
            </text:list-item>
            <text:list-item>
              <text:p text:style-name="P34"><text:span text:style-name="Strong_20_Emphasis"><text:span text:style-name="T1">Firmware Burn:</text:span></text:span><text:span text:style-name="T1"> Encryption is only as strong as its weakest link: the algorithm, the implementation, the key management, the human factor (weak passwords). Know the history to exploit the present. </text:span></text:p>
            </text:list-item>
          </text:list>
          <text:p text:style-name="Horizontal_20_Line"/>
          <text:h text:style-name="P61" text:outline-level="3"><text:soft-page-break/>:: Sector 03: Authentication &amp; Association - The Digital Handshake ::</text:h>
          <text:p text:style-name="P1">Before data flows encrypted, a station (STA) must connect to the Access Point (AP). This involves two distinct phases: Authentication and Association. They establish the basic link before encryption protocols like WPA/WPA2/WPA3 layer on top.</text:p>
          <text:p text:style-name="P60">Phase 1: 802.11 Authentication</text:p>
          <text:p text:style-name="P60">This is not typically user authentication (that comes later with WPA-Enterprise or captive portals). This is a basic link-level check.</text:p>
          <text:list xml:id="list2794768205710871317" text:style-name="L28">
            <text:list-item>
              <text:p text:style-name="P35"><text:span text:style-name="Strong_20_Emphasis"><text:span text:style-name="T1">Open System Authentication:</text:span></text:span><text:span text:style-name="T1"> The default and most common. Essentially, no authentication. The STA sends an Authentication Request frame, and the AP sends an Authentication Response frame (usually "Success"). It's merely an exchange to establish presence. Used by almost all networks, including those secured with WPA/WPA2/WPA3, as the </text:span><text:span text:style-name="Emphasis"><text:span text:style-name="T1">initial</text:span></text:span><text:span text:style-name="T1"> step before higher-level security kicks in. </text:span></text:p>
            </text:list-item>
            <text:list-item>
              <text:p text:style-name="P35"><text:span text:style-name="Strong_20_Emphasis"><text:span text:style-name="T1">Shared Key Authentication (WEP only):</text:span></text:span><text:span text:style-name="T1"> An obsolete method used only with WEP. Involved a challenge-response mechanism using the static WEP key. Ironically, it exposed the network to faster key recovery attacks than Open Authentication with WEP encryption. If you see this, the network is ancient and trivial to break. </text:span></text:p>
            </text:list-item>
          </text:list>
          <text:p text:style-name="P60">Phase 2: 802.11 Association</text:p>
          <text:p text:style-name="P60">Once authenticated at the link level, the STA requests to join the network's Basic Service Set (BSS).</text:p>
          <text:list xml:id="list4982303594381016764" text:style-name="L29">
            <text:list-item>
              <text:p text:style-name="P36"><text:span text:style-name="Strong_20_Emphasis"><text:span text:style-name="T1">Process:</text:span></text:span><text:span text:style-name="T1"> The STA sends an Association Request frame to the AP. This frame contains the STA's capabilities (supported data rates, protocols like 802.11n/ac/ax, security capabilities like WPA2/WPA3 support). The AP checks if it can support the STA and, if so, responds with an Association Response frame containing an Association ID (AID) and its own capabilities. The AID is a short identifier used to manage the station within the BSS. </text:span></text:p>
            </text:list-item>
            <text:list-item>
              <text:p text:style-name="P36"><text:span text:style-name="Strong_20_Emphasis"><text:span text:style-name="T1">Outcome:</text:span></text:span><text:span text:style-name="T1"> If successful, the STA is now associated with the AP and part of the BSS. Data frames can now potentially be exchanged (though they will likely be blocked until WPA/WPA2/WPA3 authentication completes if security is enabled). </text:span></text:p>
            </text:list-item>
          </text:list>
          <text:p text:style-name="P60">The WPA/WPA2 4-Way Handshake (PSK &amp; Enterprise Recap)</text:p>
          <text:p text:style-name="P60">This handshake occurs after successful 802.11 Authentication and Association if WPA or WPA2 is enabled. It's critical for security key generation.</text:p>
          <text:list xml:id="list2066692128437507430" text:style-name="L30">
            <text:list-item>
              <text:p text:style-name="P37"><text:span text:style-name="Strong_20_Emphasis"><text:span text:style-name="T1">AP to STA (Message 1):</text:span></text:span><text:span text:style-name="T1"> AP sends its Authenticator Nonce (ANonce - a random value) to the STA. </text:span></text:p>
            </text:list-item>
            <text:list-item>
              <text:p text:style-name="P37"><text:span text:style-name="Strong_20_Emphasis"><text:span text:style-name="T1">STA to AP (Message 2):</text:span></text:span><text:span text:style-name="T1"> STA generates its Supplicant Nonce (SNonce - another random value). Using the ANonce, SNonce, its MAC, the AP's MAC, and the master key (PSK or PMK from EAP), the STA calculates the Pairwise Transient Key (PTK). STA sends the SNonce and a Message Integrity Code (MIC) - calculated using the </text:span><text:soft-page-break/><text:span text:style-name="T1">derived PTK - to the AP. </text:span></text:p>
            </text:list-item>
            <text:list-item>
              <text:p text:style-name="P37"><text:span text:style-name="Strong_20_Emphasis"><text:span text:style-name="T1">AP to STA (Message 3):</text:span></text:span><text:span text:style-name="T1"> AP receives SNonce. Using SNonce, ANonce, its MAC, STA's MAC, and the master key, the AP calculates the </text:span><text:span text:style-name="Emphasis"><text:span text:style-name="T1">same</text:span></text:span><text:span text:style-name="T1"> PTK. It verifies the MIC received in Message 2. If valid, the AP sends the Group Temporal Key (GTK - for broadcast/multicast traffic), encrypted using the PTK, along with another MIC to the STA. The AP installs the PTK/GTK. This message is critical for KRACK attacks. </text:span></text:p>
            </text:list-item>
            <text:list-item>
              <text:p text:style-name="P37"><text:span text:style-name="Strong_20_Emphasis"><text:span text:style-name="T1">STA to AP (Message 4):</text:span></text:span><text:span text:style-name="T1"> STA receives Message 3, verifies the MIC using its PTK. It installs the PTK and GTK. Sends a confirmation (Ack) to the AP. </text:span></text:p>
            </text:list-item>
          </text:list>
          <text:list xml:id="list7218425962859630808" text:style-name="L31">
            <text:list-item>
              <text:p text:style-name="P38"><text:span text:style-name="Strong_20_Emphasis"><text:span text:style-name="T1">Outcome:</text:span></text:span><text:span text:style-name="T1"> Both AP and STA now share the PTK and GTK. The secure communication channel is established. Data frames can now be encrypted/decrypted using AES-CCMP (for WPA2/WPA3) or TKIP (for WPA). </text:span></text:p>
            </text:list-item>
            <text:list-item>
              <text:p text:style-name="P38"><text:span text:style-name="Strong_20_Emphasis"><text:span text:style-name="T1">Cracking Vector (PSK):</text:span></text:span><text:span text:style-name="T1"> An attacker capturing these four messages can use the nonces, MAC addresses (all public), and a dictionary/brute-force list of potential PSKs to attempt calculating the PTK offline until the calculated MIC matches the one captured in Message 2 or 3. Success yields the PSK. </text:span></text:p>
            </text:list-item>
          </text:list>
          <text:p text:style-name="P60">WPA3 SAE (Simultaneous Authentication of Equals) Handshake</text:p>
          <text:p text:style-name="P60">Replaces the PSK-based 4-Way Handshake initiation for WPA3-Personal. More complex, designed to prevent offline attacks.</text:p>
          <text:list xml:id="list2875392565053559396" text:style-name="L32">
            <text:list-item>
              <text:p text:style-name="P39"><text:span text:style-name="Strong_20_Emphasis"><text:span text:style-name="T1">Mechanism:</text:span></text:span><text:span text:style-name="T1"> Uses a series of Commit and Confirm messages based on elliptic curve cryptography (Dragonfly key exchange). Both STA and AP use the password and commit to a cryptographic value without revealing the password itself. They exchange these commits, derive a shared secret (Pairwise Master Key - PMK), and confirm mutual possession of this secret </text:span><text:span text:style-name="Emphasis"><text:span text:style-name="T1">before</text:span></text:span><text:span text:style-name="T1"> the traditional 4-Way Handshake begins using this newly generated PMK. </text:span></text:p>
            </text:list-item>
            <text:list-item>
              <text:p text:style-name="P39"><text:span text:style-name="Strong_20_Emphasis"><text:span text:style-name="T1">Security:</text:span></text:span><text:span text:style-name="T1"> Even if an attacker captures the entire SAE exchange, they cannot brute-force the password offline. They must interact with the AP or STA for each guess (online attack), which is easily detectable and rate-limited. It provides forward secrecy. </text:span></text:p>
            </text:list-item>
          </text:list>
          <text:p text:style-name="P60">Enterprise Authentication (802.1X / EAP)</text:p>
          <text:p text:style-name="P60">Used in WPA/WPA2/WPA3-Enterprise. Integrates with RADIUS.</text:p>
          <text:list xml:id="list1686464148697289292" text:style-name="L33">
            <text:list-item>
              <text:p text:style-name="P40"><text:span text:style-name="Strong_20_Emphasis"><text:span text:style-name="T1">Process:</text:span></text:span><text:span text:style-name="T1"> After 802.11 association, the AP acts as an authenticator, relaying EAP messages between the STA (supplicant) and the Authentication Server (AS, usually RADIUS). Various EAP methods exist: </text:span></text:p>
              <text:list>
                <text:list-item>
                  <text:p text:style-name="P40"><text:span text:style-name="Strong_20_Emphasis"><text:span text:style-name="T1">LEAP (Lightweight EAP):</text:span></text:span><text:span text:style-name="T1"> Cisco proprietary, broken, vulnerable to offline dictionary attacks. Avoid. </text:span></text:p>
                </text:list-item>
                <text:list-item>
                  <text:p text:style-name="P40"><text:span text:style-name="Strong_20_Emphasis"><text:span text:style-name="T1">PEAP (Protected EAP):</text:span></text:span><text:span text:style-name="T1"> Creates a TLS tunnel, then authenticates using MSCHAPv2 (or others) inside the tunnel. Common, but MSCHAPv2 has weaknesses. Relies on server-side certificate validation by the client (often </text:span><text:soft-page-break/><text:span text:style-name="T1">poorly implemented). </text:span></text:p>
                </text:list-item>
                <text:list-item>
                  <text:p text:style-name="P40"><text:span text:style-name="Strong_20_Emphasis"><text:span text:style-name="T1">EAP-TTLS (Tunneled TLS):</text:span></text:span><text:span text:style-name="T1"> Similar to PEAP, creates a TLS tunnel, supports various inner authentication methods (PAP, CHAP, MSCHAP, MSCHAPv2, EAP-MD5). Requires server-side certificate. </text:span></text:p>
                </text:list-item>
                <text:list-item>
                  <text:p text:style-name="P40"><text:span text:style-name="Strong_20_Emphasis"><text:span text:style-name="T1">EAP-TLS:</text:span></text:span><text:span text:style-name="T1"> Uses mutual certificate authentication (client and server). Most secure EAP method but requires complex certificate management infrastructure (PKI). </text:span></text:p>
                </text:list-item>
              </text:list>
            </text:list-item>
            <text:list-item>
              <text:p text:style-name="P40"><text:span text:style-name="Strong_20_Emphasis"><text:span text:style-name="T1">Outcome:</text:span></text:span><text:span text:style-name="T1"> If EAP succeeds, the AS sends a PMK to the AP, which then proceeds with the 4-Way Handshake using this PMK. </text:span></text:p>
            </text:list-item>
          </text:list>
          <text:p text:style-name="P1">:: Intel Feed ::</text:p>
          <text:list xml:id="list6809175332015473949" text:style-name="L34">
            <text:list-item>
              <text:p text:style-name="P41"><text:span text:style-name="Strong_20_Emphasis"><text:span text:style-name="T1">Core Concept:</text:span></text:span><text:span text:style-name="T1"> Connection involves basic 802.11 Authentication/Association, followed by robust WPA/WPA2/WPA3 key exchange (4-Way Handshake or SAE). Enterprise uses 802.1X/EAP for user-level auth. </text:span></text:p>
            </text:list-item>
            <text:list-item>
              <text:p text:style-name="P41"><text:span text:style-name="Strong_20_Emphasis"><text:span text:style-name="T1">Hacker Logic:</text:span></text:span><text:span text:style-name="T1"> The 4-Way Handshake is the prime target for WPA/WPA2-PSK cracking. SAE hardens this significantly. EAP methods vary in security; target weak implementations (LEAP, misconfigured PEAP/EAP-TTLS without proper cert validation). </text:span></text:p>
            </text:list-item>
            <text:list-item>
              <text:p text:style-name="P41"><text:span text:style-name="Strong_20_Emphasis"><text:span text:style-name="T1">Operational Data:</text:span></text:span><text:span text:style-name="T1"> Capture handshake frames (EAPOL packets) for PSK cracking. Analyze EAP traffic for method negotiation and potential weaknesses. Probe for networks allowing weak EAP types. Exploit clients configured not to validate server certificates in PEAP/EAP-TTLS. </text:span></text:p>
            </text:list-item>
            <text:list-item>
              <text:p text:style-name="P41"><text:span text:style-name="Strong_20_Emphasis"><text:span text:style-name="T1">Firmware Burn:</text:span></text:span><text:span text:style-name="T1"> Understand the sequence: 802.11 Link -&gt; Security Handshake -&gt; Encrypted Data. Each step presents attack opportunities. Authentication without robust encryption is theatre. </text:span></text:p>
            </text:list-item>
          </text:list>
          <text:p text:style-name="Horizontal_20_Line"/>
          <text:h text:style-name="P61" text:outline-level="3">:: Sector 04: Air Reconnaissance - Wireless Footprinting &amp; Sniffing ::</text:h>
          <text:p text:style-name="P1">Before you strike, you must map the terrain. In the wireless domain, this means identifying networks, understanding their boundaries, configurations, and capturing the raw traffic flowing through the air. Obscurity is your armor; enumeration is your weapon.</text:p>
          <text:p text:style-name="P60">Wireless Footprinting (War-Driving/Walking/Flying):</text:p>
          <text:p text:style-name="P60">The process of discovering and mapping wireless networks within a physical area.</text:p>
          <text:list xml:id="list6119222014744634280" text:style-name="L35">
            <text:list-item>
              <text:p text:style-name="P42"><text:span text:style-name="Strong_20_Emphasis"><text:span text:style-name="T1">Objective:</text:span></text:span><text:span text:style-name="T1"> Identify SSIDs (including hidden ones), BSSIDs, channel usage, signal strength, security protocols (WEP/WPA/WPA2/WPA3, PSK/Enterprise), vendor information (from MAC OUI), and potentially associated client MAC addresses. Map the physical coverage area. </text:span></text:p>
            </text:list-item>
            <text:list-item>
              <text:p text:style-name="P42"><text:span text:style-name="Strong_20_Emphasis"><text:span text:style-name="T1">Tools:</text:span></text:span><text:span text:style-name="T1"> </text:span></text:p>
              <text:list>
                <text:list-item>
                  <text:p text:style-name="P42"><text:soft-page-break/><text:span text:style-name="Strong_20_Emphasis"><text:span text:style-name="T1">Kismet:</text:span></text:span><text:span text:style-name="T1"> Powerful, flexible wireless sniffer, IDS, and war-driving tool (Linux/macOS/BSD). Passively scans channels, identifies networks, clients, detects probes, and logs GPS data. Can decloak hidden SSIDs by observing probe responses and association frames. </text:span></text:p>
                </text:list-item>
                <text:list-item>
                  <text:p text:style-name="P42"><text:span text:style-name="Strong_20_Emphasis"><text:span text:style-name="T1">airodump-ng (Aircrack-ng Suite):</text:span></text:span><text:span text:style-name="T1"> Standard tool for capturing 802.11 frames and displaying network/client information. Essential for identifying targets (BSSID, channel) for other Aircrack tools. Requires monitor mode. </text:span></text:p>
                </text:list-item>
                <text:list-item>
                  <text:p text:style-name="P42"><text:span text:style-name="Strong_20_Emphasis"><text:span text:style-name="T1">WiFi Explorer / NetSpot / InSSIDer:</text:span></text:span><text:span text:style-name="T1"> GUI-based tools (macOS/Windows) providing visualization of networks, signal strength, channel overlap. Good for initial surveys and analysis. </text:span></text:p>
                </text:list-item>
                <text:list-item>
                  <text:p text:style-name="P42"><text:span text:style-name="Strong_20_Emphasis"><text:span text:style-name="T1">Operating System Scans:</text:span></text:span><text:span text:style-name="T1"> Basic built-in tools show visible SSIDs but lack detail and don't capture raw frames or find hidden networks reliably. </text:span></text:p>
                </text:list-item>
              </text:list>
            </text:list-item>
            <text:list-item>
              <text:p text:style-name="P42"><text:span text:style-name="Strong_20_Emphasis"><text:span text:style-name="T1">Techniques:</text:span></text:span><text:span text:style-name="T1"> </text:span></text:p>
              <text:list>
                <text:list-item>
                  <text:p text:style-name="P42"><text:span text:style-name="Strong_20_Emphasis"><text:span text:style-name="T1">Passive Scanning:</text:span></text:span><text:span text:style-name="T1"> Simply listening for beacon frames and probe responses broadcast by APs. Less intrusive. </text:span></text:p>
                </text:list-item>
                <text:list-item>
                  <text:p text:style-name="P42"><text:span text:style-name="Strong_20_Emphasis"><text:span text:style-name="T1">Active Scanning:</text:span></text:span><text:span text:style-name="T1"> Sending probe requests (either targeted to a specific SSID or wildcard) to elicit probe responses from APs. More likely to reveal hidden SSIDs (where the SSID is not included in beacons but </text:span><text:span text:style-name="Emphasis"><text:span text:style-name="T1">is</text:span></text:span><text:span text:style-name="T1"> in probe responses). </text:span></text:p>
                </text:list-item>
                <text:list-item>
                  <text:p text:style-name="P42"><text:span text:style-name="Strong_20_Emphasis"><text:span text:style-name="T1">Signal Strength Mapping:</text:span></text:span><text:span text:style-name="T1"> Correlating signal strength (measured in dBm - lower negative numbers are stronger, e.g., -40 dBm is stronger than -70 dBm) with physical location (GPS logging) to map network boundaries and pinpoint AP locations. Remember signal propagation factors (walls, etc.). </text:span></text:p>
                </text:list-item>
                <text:list-item>
                  <text:p text:style-name="P42"><text:span text:style-name="Strong_20_Emphasis"><text:span text:style-name="T1">Antenna Considerations:</text:span></text:span><text:span text:style-name="T1"> Standard laptop antennas are omnidirectional. Using directional antennas (Yagi, Cantenna - like the Pringles can myth, though purpose-built antennas are better) focuses the signal, allowing detection of weaker/distant networks or pinpointing source direction, but requires aiming. </text:span></text:p>
                </text:list-item>
              </text:list>
            </text:list-item>
          </text:list>
          <text:p text:style-name="P60">Sniffing Wireless Traffic:</text:p>
          <text:p text:style-name="P60">Capturing the raw data packets transmitted over the air.</text:p>
          <text:list xml:id="list6934754385926338091" text:style-name="L36">
            <text:list-item>
              <text:p text:style-name="P43"><text:span text:style-name="Strong_20_Emphasis"><text:span text:style-name="T1">Requirement:</text:span></text:span><text:span text:style-name="T1"> A wireless network interface card (WNIC) capable of </text:span><text:span text:style-name="Strong_20_Emphasis"><text:span text:style-name="T1">monitor mode</text:span></text:span><text:span text:style-name="T1"> and compatible drivers. Not all cards/drivers support this. External USB adapters (like those based on Atheros or specific Ralink/Realtek chipsets) are often preferred for compatibility with tools like the Aircrack suite. </text:span></text:p>
            </text:list-item>
            <text:list-item>
              <text:p text:style-name="P43"><text:span text:style-name="Strong_20_Emphasis"><text:span text:style-name="T1">Enabling Monitor Mode:</text:span></text:span><text:span text:style-name="T1"> </text:span></text:p>
              <text:list>
                <text:list-item>
                  <text:p text:style-name="P43"><text:span text:style-name="Strong_20_Emphasis"><text:span text:style-name="T1">airmon-ng (Aircrack Suite):</text:span></text:span><text:span text:style-name="T1"> Standard command-line tool (</text:span><text:span text:style-name="Source_20_Text"><text:span text:style-name="T1">airmon-ng start &lt;interface&gt; [channel]</text:span></text:span><text:span text:style-name="T1">). Creates a virtual monitor interface (e.g., wlan0mon). Warns about potentially interfering processes (NetworkManager, wpa_supplicant) which should ideally be stopped (</text:span><text:span text:style-name="Source_20_Text"><text:span text:style-name="T1">airmon-ng check kill</text:span></text:span><text:span text:style-name="T1">). </text:span></text:p>
                </text:list-item>
                <text:list-item>
                  <text:p text:style-name="P43"><text:soft-page-break/><text:span text:style-name="Strong_20_Emphasis"><text:span text:style-name="T1">iwconfig (Linux):</text:span></text:span><text:span text:style-name="T1"> Can sometimes be used directly (</text:span><text:span text:style-name="Source_20_Text"><text:span text:style-name="T1">iwconfig &lt;interface&gt; mode monitor</text:span></text:span><text:span text:style-name="T1">). </text:span></text:p>
                </text:list-item>
                <text:list-item>
                  <text:p text:style-name="P43"><text:span text:style-name="Strong_20_Emphasis"><text:span text:style-name="T1">Wireshark:</text:span></text:span><text:span text:style-name="T1"> Can sometimes enable monitor mode directly via capture options, depending on the OS and driver support (e.g., using </text:span><text:span text:style-name="Source_20_Text"><text:span text:style-name="T1">pcap-ng</text:span></text:span><text:span text:style-name="T1"> capture format). </text:span></text:p>
                </text:list-item>
              </text:list>
            </text:list-item>
            <text:list-item>
              <text:p text:style-name="P43"><text:span text:style-name="Strong_20_Emphasis"><text:span text:style-name="T1">Capture Tools:</text:span></text:span><text:span text:style-name="T1"> </text:span></text:p>
              <text:list>
                <text:list-item>
                  <text:p text:style-name="P43"><text:span text:style-name="Strong_20_Emphasis"><text:span text:style-name="T1">Wireshark:</text:span></text:span><text:span text:style-name="T1"> The quintessential packet analyzer. GUI-based, powerful filtering and protocol dissection capabilities. Can read capture files (</text:span><text:span text:style-name="Source_20_Text"><text:span text:style-name="T1">.pcap</text:span></text:span><text:span text:style-name="T1">, </text:span><text:span text:style-name="Source_20_Text"><text:span text:style-name="T1">.pcapng</text:span></text:span><text:span text:style-name="T1">) generated by other tools. Essential for deep analysis of captured frames (radio headers, 802.11 headers, encryption details, EAPOL handshakes, data payloads if decrypted). </text:span></text:p>
                </text:list-item>
                <text:list-item>
                  <text:p text:style-name="P43"><text:span text:style-name="Strong_20_Emphasis"><text:span text:style-name="T1">tcpdump:</text:span></text:span><text:span text:style-name="T1"> Command-line packet capture utility. Efficient for raw capture to a file (</text:span><text:span text:style-name="Source_20_Text"><text:span text:style-name="T1">tcpdump -i &lt;monitor_interface&gt; -w &lt;output_file.pcap&gt;</text:span></text:span><text:span text:style-name="T1">). Less analysis capability than Wireshark but lightweight. </text:span></text:p>
                </text:list-item>
                <text:list-item>
                  <text:p text:style-name="P43"><text:span text:style-name="Strong_20_Emphasis"><text:span text:style-name="T1">airodump-ng:</text:span></text:span><text:span text:style-name="T1"> Primarily for network discovery, but also captures raw data to files while displaying live info. </text:span></text:p>
                </text:list-item>
              </text:list>
            </text:list-item>
            <text:list-item>
              <text:p text:style-name="P43"><text:span text:style-name="Strong_20_Emphasis"><text:span text:style-name="T1">Challenges &amp; Tactics:</text:span></text:span><text:span text:style-name="T1"> </text:span></text:p>
              <text:list>
                <text:list-item>
                  <text:p text:style-name="P43"><text:span text:style-name="Strong_20_Emphasis"><text:span text:style-name="T1">Channel Hopping:</text:span></text:span><text:span text:style-name="T1"> To capture traffic from multiple networks, the sniffer must rapidly switch between channels. This means missing frames on channels not currently being monitored. Strategy: First, perform a broad scan (airodump-ng) to identify target network(s) and their specific channel(s). Then, lock the sniffing interface to the target channel (</text:span><text:span text:style-name="Source_20_Text"><text:span text:style-name="T1">iwconfig &lt;monitor_interface&gt; channel &lt;num&gt;</text:span></text:span><text:span text:style-name="T1"> or via tool options) for focused capture (e.g., capturing a 4-way handshake). </text:span></text:p>
                </text:list-item>
                <text:list-item>
                  <text:p text:style-name="P43"><text:span text:style-name="Strong_20_Emphasis"><text:span text:style-name="T1">Encryption:</text:span></text:span><text:span text:style-name="T1"> Sniffing encrypted traffic (WPA/WPA2/WPA3) yields unintelligible data payloads unless you possess the decryption key (PSK or session keys derived via KRACK/compromised EAP). Management frames (beacons, probes, auth/assoc, deauth/disassoc - unless PMF is used) and EAPOL handshake frames are often unencrypted or trivially decryptable and provide valuable metadata. WEP traffic can be decrypted after capturing enough data and cracking the key. </text:span></text:p>
                </text:list-item>
                <text:list-item>
                  <text:p text:style-name="P43"><text:span text:style-name="Strong_20_Emphasis"><text:span text:style-name="T1">Data Volume:</text:span></text:span><text:span text:style-name="T1"> Wireless environments can be incredibly noisy. Effective filtering (in Wireshark or via BPF filters in tcpdump/airodump-ng) is crucial to isolate relevant traffic (e.g., filter by BSSID, client MAC, frame type like EAPOL). </text:span></text:p>
                </text:list-item>
              </text:list>
            </text:list-item>
          </text:list>
          <text:p text:style-name="P1">:: Intel Feed ::</text:p>
          <text:list xml:id="list5718377927702354390" text:style-name="L37">
            <text:list-item>
              <text:p text:style-name="P44"><text:span text:style-name="Strong_20_Emphasis"><text:span text:style-name="T1">Core Concept:</text:span></text:span><text:span text:style-name="T1"> Reconnaissance involves discovering networks (footprinting) and capturing their traffic (sniffing). Monitor mode is non-negotiable for serious analysis. </text:span></text:p>
            </text:list-item>
            <text:list-item>
              <text:p text:style-name="P44"><text:span text:style-name="Strong_20_Emphasis"><text:span text:style-name="T1">Hacker Logic:</text:span></text:span><text:span text:style-name="T1"> Map the invisible battlefield. Identify targets, channels, security postures. Capture the handshakes, the management chatter. Even encrypted traffic </text:span><text:soft-page-break/><text:span text:style-name="T1">reveals patterns and metadata. Control the channel, control the data flow. </text:span></text:p>
            </text:list-item>
            <text:list-item>
              <text:p text:style-name="P44"><text:span text:style-name="Strong_20_Emphasis"><text:span text:style-name="T1">Operational Data:</text:span></text:span><text:span text:style-name="T1"> Use Kismet/airodump-ng for discovery. Lock onto target channels for deep capture with Wireshark/tcpdump. Master filter expressions. Select WNICs known for monitor mode compatibility. Understand dBm signal levels. Use directional antennas strategically. </text:span></text:p>
            </text:list-item>
            <text:list-item>
              <text:p text:style-name="P44"><text:span text:style-name="Strong_20_Emphasis"><text:span text:style-name="T1">Firmware Burn:</text:span></text:span><text:span text:style-name="T1"> You cannot attack what you cannot see. Thorough reconnaissance precedes every successful breach. The airwaves hold secrets for those equipped to listen. </text:span></text:p>
            </text:list-item>
          </text:list>
          <text:p text:style-name="Horizontal_20_Line"/>
          <text:h text:style-name="P61" text:outline-level="3">:: Sector 05: Disrupt &amp; Deceive - Common Wi-Fi Attack Vectors ::</text:h>
          <text:p text:style-name="P1">Mapping and listening are passive. True operators manipulate the medium. Wireless protocols, designed for convenience, are riddled with avenues for disruption, deception, and access.</text:p>
          <text:p text:style-name="P60">Deauthentication / Disassociation Attack:</text:p>
          <text:p text:style-name="P60">A denial-of-service attack leveraging standard 802.11 management frames.</text:p>
          <text:list xml:id="list1185689043148854235" text:style-name="L38">
            <text:list-item>
              <text:p text:style-name="P45"><text:span text:style-name="Strong_20_Emphasis"><text:span text:style-name="T1">Mechanism:</text:span></text:span><text:span text:style-name="T1"> An attacker spoofs Deauthentication or Disassociation frames, appearing to originate from the AP and sending them to a specific client STA (or broadcast to all clients associated with the AP). The client, believing the instruction comes from the legitimate AP, immediately disconnects. Protected Management Frames (PMF/802.11w), mandatory in WPA3 and optional in WPA2, cryptographically sign these management frames, mitigating this attack. However, many WPA2 networks don't enable PMF, or clients don't support it. </text:span></text:p>
            </text:list-item>
            <text:list-item>
              <text:p text:style-name="P45"><text:span text:style-name="Strong_20_Emphasis"><text:span text:style-name="T1">Tools:</text:span></text:span><text:span text:style-name="T1"> </text:span><text:span text:style-name="Source_20_Text"><text:span text:style-name="T1">aireplay-ng</text:span></text:span><text:span text:style-name="T1"> (Aircrack-ng suite). </text:span><text:span text:style-name="Source_20_Text"><text:span text:style-name="T1">aireplay-ng -0 &lt;count&gt; -a &lt;AP_BSSID&gt; [-c &lt;Client_MAC&gt;] &lt;monitor_interface&gt;</text:span></text:span><text:span text:style-name="T1">. (</text:span><text:span text:style-name="Source_20_Text"><text:span text:style-name="T1">-0</text:span></text:span><text:span text:style-name="T1"> specifies deauth attack, </text:span><text:span text:style-name="Source_20_Text"><text:span text:style-name="T1">&lt;count&gt;</text:span></text:span><text:span text:style-name="T1"> is number of packets, </text:span><text:span text:style-name="Source_20_Text"><text:span text:style-name="T1">-a</text:span></text:span><text:span text:style-name="T1"> is target AP, </text:span><text:span text:style-name="Source_20_Text"><text:span text:style-name="T1">-c</text:span></text:span><text:span text:style-name="T1"> is optional target client, omit </text:span><text:span text:style-name="Source_20_Text"><text:span text:style-name="T1">-c</text:span></text:span><text:span text:style-name="T1"> to deauth all clients). </text:span><text:span text:style-name="Source_20_Text"><text:span text:style-name="T1">mdk3</text:span></text:span><text:span text:style-name="T1">/</text:span><text:span text:style-name="Source_20_Text"><text:span text:style-name="T1">mdk4</text:span></text:span><text:span text:style-name="T1"> also perform deauth/disauth attacks. </text:span></text:p>
            </text:list-item>
            <text:list-item>
              <text:p text:style-name="P45"><text:span text:style-name="Strong_20_Emphasis"><text:span text:style-name="T1">Tactical Uses:</text:span></text:span><text:span text:style-name="T1"> </text:span></text:p>
              <text:list>
                <text:list-item>
                  <text:p text:style-name="P45"><text:span text:style-name="Strong_20_Emphasis"><text:span text:style-name="T1">Denial of Service:</text:span></text:span><text:span text:style-name="T1"> Simple disruption. Annoying users, potentially disrupting critical processes. </text:span></text:p>
                </text:list-item>
                <text:list-item>
                  <text:p text:style-name="P45"><text:span text:style-name="Strong_20_Emphasis"><text:span text:style-name="T1">Capturing Handshakes:</text:span></text:span><text:span text:style-name="T1"> Forcing a client to disconnect makes it automatically try to reconnect, initiating a new 4-Way Handshake (WPA/WPA2-PSK) or EAP exchange (Enterprise) that the attacker can capture for offline cracking or analysis. This is a primary tactic for PSK recovery. </text:span></text:p>
                </text:list-item>
                <text:list-item>
                  <text:p text:style-name="P45"><text:span text:style-name="Strong_20_Emphasis"><text:span text:style-name="T1">Revealing Hidden SSIDs:</text:span></text:span><text:span text:style-name="T1"> If an AP uses a hidden SSID (doesn't broadcast it in beacons), forcing an associated client to disconnect and reconnect will cause the client to include the SSID in its probe requests or association requests, revealing it to the sniffing attacker. </text:span></text:p>
                </text:list-item>
                <text:list-item>
                  <text:p text:style-name="P45"><text:soft-page-break/><text:span text:style-name="Strong_20_Emphasis"><text:span text:style-name="T1">Facilitating Evil Twin Attacks:</text:span></text:span><text:span text:style-name="T1"> Deauthenticating clients from the legitimate AP makes them more likely to connect to a rogue AP advertising the same SSID. </text:span></text:p>
                </text:list-item>
              </text:list>
            </text:list-item>
          </text:list>
          <text:p text:style-name="P60">Evil Twin Attack:</text:p>
          <text:p text:style-name="P60">Setting up a rogue AP that mimics a legitimate one to trick users into connecting.</text:p>
          <text:list xml:id="list69336023117821789" text:style-name="L39">
            <text:list-item>
              <text:p text:style-name="P46"><text:span text:style-name="Strong_20_Emphasis"><text:span text:style-name="T1">Mechanism:</text:span></text:span><text:span text:style-name="T1"> Attacker configures an AP (using software like </text:span><text:span text:style-name="Source_20_Text"><text:span text:style-name="T1">hostapd</text:span></text:span><text:span text:style-name="T1"> on Linux or dedicated hardware) with the same SSID, and often similar security settings (or weaker/open settings), as a target legitimate network. Often combined with a deauthentication attack against the real AP to encourage clients to roam to the stronger/available evil twin. Once clients connect, the attacker is positioned as a Man-in-the-Middle (MitM). </text:span></text:p>
            </text:list-item>
            <text:list-item>
              <text:p text:style-name="P46"><text:span text:style-name="Strong_20_Emphasis"><text:span text:style-name="T1">Tools:</text:span></text:span><text:span text:style-name="T1"> </text:span><text:span text:style-name="Source_20_Text"><text:span text:style-name="T1">airgeddon</text:span></text:span><text:span text:style-name="T1">, </text:span><text:span text:style-name="Source_20_Text"><text:span text:style-name="T1">wifiphisher</text:span></text:span><text:span text:style-name="T1">. These tools often automate the process, including setting up the rogue AP, DHCP server, DNS spoofing, potentially deauthenticating clients from the real AP, and launching MitM tools. Manual setup involves </text:span><text:span text:style-name="Source_20_Text"><text:span text:style-name="T1">hostapd</text:span></text:span><text:span text:style-name="T1"> (AP software), a DHCP server (</text:span><text:span text:style-name="Source_20_Text"><text:span text:style-name="T1">dnsmasq</text:span></text:span><text:span text:style-name="T1">), and potentially MitM tools like </text:span><text:span text:style-name="Source_20_Text"><text:span text:style-name="T1">bettercap</text:span></text:span><text:span text:style-name="T1"> or </text:span><text:span text:style-name="Source_20_Text"><text:span text:style-name="T1">sslstrip</text:span></text:span><text:span text:style-name="T1">. Requires a capable WNIC, often two (one for the AP, one for monitor/deauth). </text:span></text:p>
            </text:list-item>
            <text:list-item>
              <text:p text:style-name="P46"><text:span text:style-name="Strong_20_Emphasis"><text:span text:style-name="T1">Tactical Uses:</text:span></text:span><text:span text:style-name="T1"> </text:span></text:p>
              <text:list>
                <text:list-item>
                  <text:p text:style-name="P46"><text:span text:style-name="Strong_20_Emphasis"><text:span text:style-name="T1">Credential Harvesting:</text:span></text:span><text:span text:style-name="T1"> Setting up a fake captive portal (login page) that looks like the legitimate network's or a common service (email, social media) to steal usernames and passwords when victims attempt to "log in" to the fake network. </text:span><text:span text:style-name="Source_20_Text"><text:span text:style-name="T1">wifiphisher</text:span></text:span><text:span text:style-name="T1"> excels at this. </text:span></text:p>
                </text:list-item>
                <text:list-item>
                  <text:p text:style-name="P46"><text:span text:style-name="Strong_20_Emphasis"><text:span text:style-name="T1">Session Hijacking:</text:span></text:span><text:span text:style-name="T1"> Capturing session cookies from unencrypted HTTP traffic. </text:span></text:p>
                </text:list-item>
                <text:list-item>
                  <text:p text:style-name="P46"><text:span text:style-name="Strong_20_Emphasis"><text:span text:style-name="T1">Traffic Interception/Modification:</text:span></text:span><text:span text:style-name="T1"> Sniffing unencrypted traffic. Using tools like </text:span><text:span text:style-name="Source_20_Text"><text:span text:style-name="T1">sslstrip</text:span></text:span><text:span text:style-name="T1"> or </text:span><text:span text:style-name="Source_20_Text"><text:span text:style-name="T1">bettercap</text:span></text:span><text:span text:style-name="T1"> to attempt downgrading HTTPS connections to HTTP, allowing capture of otherwise encrypted data (less effective as HSTS and browser protections improve). </text:span></text:p>
                </text:list-item>
                <text:list-item>
                  <text:p text:style-name="P46"><text:span text:style-name="Strong_20_Emphasis"><text:span text:style-name="T1">Malware Delivery:</text:span></text:span><text:span text:style-name="T1"> Redirecting users to malicious websites or injecting malicious code into unencrypted HTTP traffic. Integrating with frameworks like BeEF (Browser Exploitation Framework) via </text:span><text:span text:style-name="Source_20_Text"><text:span text:style-name="T1">bettercap</text:span></text:span><text:span text:style-name="T1">. </text:span></text:p>
                </text:list-item>
                <text:list-item>
                  <text:p text:style-name="P46"><text:span text:style-name="Strong_20_Emphasis"><text:span text:style-name="T1">PSK Capture (Less Common):</text:span></text:span><text:span text:style-name="T1"> If the evil twin is configured with WPA/WPA2-PSK, capturing the handshake attempt from a connecting client </text:span><text:span text:style-name="Emphasis"><text:span text:style-name="T1">might</text:span></text:span><text:span text:style-name="T1"> allow PSK cracking if the client attempts using the correct password, but often clients fail to connect if the rogue AP doesn't actually know the real PSK. The primary goal is usually MitM or credential harvesting via captive portal. </text:span></text:p>
                </text:list-item>
              </text:list>
            </text:list-item>
          </text:list>
          <text:p text:style-name="P60">KRACK (Key Reinstallation Attack):</text:p>
          <text:p text:style-name="P60">A sophisticated attack exploiting a vulnerability in the WPA/WPA2 4-Way Handshake implementation itself (discovered 2017).</text:p>
          <text:list xml:id="list5179756086607054336" text:style-name="L40">
            <text:list-item>
              <text:p text:style-name="P47"><text:span text:style-name="Strong_20_Emphasis"><text:span text:style-name="T1">Mechanism:</text:span></text:span><text:span text:style-name="T1"> Exploits the fact that Message 3 of the handshake (AP to STA, containing </text:span><text:soft-page-break/><text:span text:style-name="T1">the GTK) might be retransmitted if the AP doesn't receive Message 4 (the STA's Ack). The vulnerability lies in how the </text:span><text:span text:style-name="Emphasis"><text:span text:style-name="T1">client</text:span></text:span><text:span text:style-name="T1"> handles these retransmissions. By intercepting and replaying a previously captured Message 3 </text:span><text:span text:style-name="Emphasis"><text:span text:style-name="T1">after</text:span></text:span><text:span text:style-name="T1"> the client has already installed the keys but </text:span><text:span text:style-name="Emphasis"><text:span text:style-name="T1">before</text:span></text:span><text:span text:style-name="T1"> the AP has confirmed receipt (Message 4), the attacker can force the client to reinstall the </text:span><text:span text:style-name="Emphasis"><text:span text:style-name="T1">same</text:span></text:span><text:span text:style-name="T1"> session key (PTK). Crucially, reinstalling the key often resets associated cryptographic counters (like the nonce used for encryption with AES-CCMP). This nonce reuse breaks the security guarantees of the cipher, potentially allowing the attacker to decrypt packets sent by the client (and in some cases, inject packets). Variations exist targeting the GTK, Fast BSS Transition (FT) handshake, and PeerKey handshake. </text:span></text:p>
            </text:list-item>
            <text:list-item>
              <text:p text:style-name="P47"><text:span text:style-name="Strong_20_Emphasis"><text:span text:style-name="T1">Impact:</text:span></text:span><text:span text:style-name="T1"> Allows decryption of traffic secured by WPA/WPA2, even with strong PSKs or Enterprise authentication, without needing the master key. Can allow packet injection in some scenarios. Affects the </text:span><text:span text:style-name="Emphasis"><text:span text:style-name="T1">client</text:span></text:span><text:span text:style-name="T1"> side primarily, but APs can also be vulnerable in some modes (e.g., FT). </text:span></text:p>
            </text:list-item>
            <text:list-item>
              <text:p text:style-name="P47"><text:span text:style-name="Strong_20_Emphasis"><text:span text:style-name="T1">Mitigation:</text:span></text:span><text:span text:style-name="T1"> Patches were released for most operating systems and devices shortly after disclosure. Requires the attacker to be MitM during the handshake. Exploitation tools exist but are less common/automated than deauth or evil twin tools. Still a relevant threat against unpatched devices. </text:span></text:p>
            </text:list-item>
          </text:list>
          <text:p text:style-name="P8"><text:span text:style-name="Strong_20_Emphasis"><text:span text:style-name="T1">Other Attack Vectors:</text:span></text:span></text:p>
          <text:list xml:id="list1909370915323830138" text:style-name="L41">
            <text:list-item>
              <text:p text:style-name="P48"><text:span text:style-name="Strong_20_Emphasis"><text:span text:style-name="T1">WPS (Wi-Fi Protected Setup) Attacks:</text:span></text:span><text:span text:style-name="T1"> WPS was designed for easy setup (push button or PIN). The PIN method proved critically flawed. The 8-digit PIN is validated in two halves (4 digits then 3 digits - the last digit is a checksum). This allows brute-forcing the PIN in a maximum of 11,000 attempts (10^4 + 10^3), which is computationally feasible. Tools like </text:span><text:span text:style-name="Source_20_Text"><text:span text:style-name="T1">Reaver</text:span></text:span><text:span text:style-name="T1"> or </text:span><text:span text:style-name="Source_20_Text"><text:span text:style-name="T1">Bully</text:span></text:span><text:span text:style-name="T1"> automate this. Once the PIN is recovered, the WPA/WPA2-PSK can be retrieved. WPS should be disabled if possible. </text:span></text:p>
            </text:list-item>
            <text:list-item>
              <text:p text:style-name="P48"><text:span text:style-name="Strong_20_Emphasis"><text:span text:style-name="T1">Beacon Flooding / Probe Request Flooding:</text:span></text:span><text:span text:style-name="T1"> Sending vast numbers of fake beacon frames (advertising non-existent networks) or probe requests using tools like </text:span><text:span text:style-name="Source_20_Text"><text:span text:style-name="T1">mdk3</text:span></text:span><text:span text:style-name="T1">/</text:span><text:span text:style-name="Source_20_Text"><text:span text:style-name="T1">mdk4</text:span></text:span><text:span text:style-name="T1">. Can overwhelm network scanners, client connection managers, and potentially crash drivers or APs. A noisy DoS / disruption tactic. </text:span></text:p>
            </text:list-item>
            <text:list-item>
              <text:p text:style-name="P48"><text:span text:style-name="Strong_20_Emphasis"><text:span text:style-name="T1">Authentication Flooding:</text:span></text:span><text:span text:style-name="T1"> Sending huge numbers of authentication requests to an AP, potentially exhausting its resources (client association tables). Also performed by </text:span><text:span text:style-name="Source_20_Text"><text:span text:style-name="T1">mdk3</text:span></text:span><text:span text:style-name="T1">/</text:span><text:span text:style-name="Source_20_Text"><text:span text:style-name="T1">mdk4</text:span></text:span><text:span text:style-name="T1">. </text:span></text:p>
            </text:list-item>
          </text:list>
          <text:p text:style-name="P1">:: Intel Feed ::</text:p>
          <text:list xml:id="list4454541309602219139" text:style-name="L42">
            <text:list-item>
              <text:p text:style-name="P49"><text:span text:style-name="Strong_20_Emphasis"><text:span text:style-name="T1">Core Concept:</text:span></text:span><text:span text:style-name="T1"> Exploit management frame vulnerabilities (Deauth), mimic legitimate infrastructure (Evil Twin), break protocol implementations (KRACK), or exploit convenience features (WPS). </text:span></text:p>
            </text:list-item>
            <text:list-item>
              <text:p text:style-name="P49"><text:span text:style-name="Strong_20_Emphasis"><text:span text:style-name="T1">Hacker Logic:</text:span></text:span><text:span text:style-name="T1"> Disrupt to enable capture (Deauth for handshakes). Deceive to gain position (Evil Twin for MitM). Exploit protocol flaws below the surface (KRACK). Attack the weakest point (WPS PIN). Noise can be a weapon (Flooding). </text:span></text:p>
            </text:list-item>
            <text:list-item>
              <text:p text:style-name="P49"><text:soft-page-break/><text:span text:style-name="Strong_20_Emphasis"><text:span text:style-name="T1">Operational Data:</text:span></text:span><text:span text:style-name="T1"> Master </text:span><text:span text:style-name="Source_20_Text"><text:span text:style-name="T1">aireplay-ng</text:span></text:span><text:span text:style-name="T1"> for deauth. Use </text:span><text:span text:style-name="Source_20_Text"><text:span text:style-name="T1">airgeddon</text:span></text:span><text:span text:style-name="T1">/</text:span><text:span text:style-name="Source_20_Text"><text:span text:style-name="T1">wifiphisher</text:span></text:span><text:span text:style-name="T1"> for automated Evil Twins, or </text:span><text:span text:style-name="Source_20_Text"><text:span text:style-name="T1">hostapd</text:span></text:span><text:span text:style-name="T1">+</text:span><text:span text:style-name="Source_20_Text"><text:span text:style-name="T1">dnsmasq</text:span></text:span><text:span text:style-name="T1">+</text:span><text:span text:style-name="Source_20_Text"><text:span text:style-name="T1">bettercap</text:span></text:span><text:span text:style-name="T1"> for manual control. Research KRACK exploits for specific targets/OS versions. Use </text:span><text:span text:style-name="Source_20_Text"><text:span text:style-name="T1">Reaver</text:span></text:span><text:span text:style-name="T1">/</text:span><text:span text:style-name="Source_20_Text"><text:span text:style-name="T1">Bully</text:span></text:span><text:span text:style-name="T1"> against WPS-enabled targets. Employ </text:span><text:span text:style-name="Source_20_Text"><text:span text:style-name="T1">mdk3</text:span></text:span><text:span text:style-name="T1">/</text:span><text:span text:style-name="Source_20_Text"><text:span text:style-name="T1">mdk4</text:span></text:span><text:span text:style-name="T1"> for DoS/flooding. Always check if PMF is enabled before relying solely on deauth spoofing. </text:span></text:p>
            </text:list-item>
            <text:list-item>
              <text:p text:style-name="P49"><text:span text:style-name="Strong_20_Emphasis"><text:span text:style-name="T1">Firmware Burn:</text:span></text:span><text:span text:style-name="T1"> Convenience and security are often inversely proportional. Standard protocols have exploitable edges. Understand the </text:span><text:span text:style-name="Emphasis"><text:span text:style-name="T1">intent</text:span></text:span><text:span text:style-name="T1"> behind the frame to craft the exploit. Control the air, control the connection. </text:span></text:p>
            </text:list-item>
          </text:list>
          <text:p text:style-name="Horizontal_20_Line"/>
          <text:h text:style-name="P61" text:outline-level="3">:: Sector 06: Proximity Exploits - Bluetooth Vulnerabilities ::</text:h>
          <text:p text:style-name="P1">Beyond Wi-Fi, another short-range wireless protocol permeates our environment: Bluetooth. Designed for peripheral connection and point-to-point communication, its limited range (~10 meters for most devices, up to 100m for Class A) belies its potential as an attack vector, especially in crowded public spaces or targeted proximity scenarios.</text:p>
          <text:p text:style-name="P8"><text:span text:style-name="Strong_20_Emphasis"><text:span text:style-name="T1">Bluetooth Fundamentals:</text:span></text:span></text:p>
          <text:list xml:id="list6238554429288298300" text:style-name="L43">
            <text:list-item>
              <text:p text:style-name="P50"><text:span text:style-name="Strong_20_Emphasis"><text:span text:style-name="T1">Frequency:</text:span></text:span><text:span text:style-name="T1"> Operates in the same crowded 2.4 GHz ISM band as early Wi-Fi, using Frequency Hopping Spread Spectrum (FHSS) across 79 channels (in most regions) to mitigate interference. </text:span></text:p>
            </text:list-item>
            <text:list-item>
              <text:p text:style-name="P50"><text:span text:style-name="Strong_20_Emphasis"><text:span text:style-name="T1">Pairing &amp; Bonding:</text:span></text:span><text:span text:style-name="T1"> The process of establishing a trusted relationship between two devices. Historically used simple PINs (often default like 0000 or 1234), making them guessable. Bluetooth v2.1 introduced </text:span><text:span text:style-name="Strong_20_Emphasis"><text:span text:style-name="T1">Secure Simple Pairing (SSP)</text:span></text:span><text:span text:style-name="T1"> with improved methods: </text:span></text:p>
              <text:list>
                <text:list-item>
                  <text:p text:style-name="P50"><text:span text:style-name="Strong_20_Emphasis"><text:span text:style-name="T1">Numeric Comparison:</text:span></text:span><text:span text:style-name="T1"> Both devices display a 6-digit code; user confirms match. </text:span></text:p>
                </text:list-item>
                <text:list-item>
                  <text:p text:style-name="P50"><text:span text:style-name="Strong_20_Emphasis"><text:span text:style-name="T1">Just Works:</text:span></text:span><text:span text:style-name="T1"> No user interaction; used for devices with no display/input (e.g., some headsets). Vulnerable to MitM if not implemented carefully. </text:span></text:p>
                </text:list-item>
                <text:list-item>
                  <text:p text:style-name="P50"><text:span text:style-name="Strong_20_Emphasis"><text:span text:style-name="T1">Passkey Entry:</text:span></text:span><text:span text:style-name="T1"> One device displays a 6-digit code, user enters it on the other (e.g., pairing a keyboard). </text:span></text:p>
                </text:list-item>
                <text:list-item>
                  <text:p text:style-name="P50"><text:span text:style-name="Strong_20_Emphasis"><text:span text:style-name="T1">Out-of-Band (OOB):</text:span></text:span><text:span text:style-name="T1"> Uses another communication channel (like NFC) to exchange pairing information securely. Bonding stores the generated link keys so paired devices can reconnect automatically without repeating the full pairing process. </text:span></text:p>
                </text:list-item>
              </text:list>
            </text:list-item>
            <text:list-item>
              <text:p text:style-name="P50"><text:span text:style-name="Strong_20_Emphasis"><text:span text:style-name="T1">Profiles:</text:span></text:span><text:span text:style-name="T1"> Define standard capabilities (e.g., A2DP for audio streaming, HID for keyboards/mice, OBEX for object exchange/file transfer, PAN for personal area networking). A device only supports a subset of profiles relevant to its function. Enumerating supported profiles is part of reconnaissance. </text:span></text:p>
            </text:list-item>
          </text:list>
          <text:p text:style-name="P60">Bluetooth Reconnaissance (Scanning):</text:p>
          <text:p text:style-name="P60"><text:soft-page-break/>Finding discoverable Bluetooth devices.</text:p>
          <text:list xml:id="list2865242422663846784" text:style-name="L44">
            <text:list-item>
              <text:p text:style-name="P51"><text:span text:style-name="Strong_20_Emphasis"><text:span text:style-name="T1">Tools:</text:span></text:span><text:span text:style-name="T1"> </text:span><text:span text:style-name="Source_20_Text"><text:span text:style-name="T1">bluetoothctl</text:span></text:span><text:span text:style-name="T1"> (standard Linux tool), </text:span><text:span text:style-name="Source_20_Text"><text:span text:style-name="T1">hcitool</text:span></text:span><text:span text:style-name="T1"> (older Linux tool), </text:span><text:span text:style-name="Source_20_Text"><text:span text:style-name="T1">btscanner</text:span></text:span><text:span text:style-name="T1"> (dedicated scanner), mobile apps (e.g., nRF Connect). </text:span></text:p>
            </text:list-item>
            <text:list-item>
              <text:p text:style-name="P51"><text:span text:style-name="Strong_20_Emphasis"><text:span text:style-name="T1">Techniques:</text:span></text:span><text:span text:style-name="T1"> </text:span></text:p>
              <text:list>
                <text:list-item>
                  <text:p text:style-name="P51"><text:span text:style-name="Strong_20_Emphasis"><text:span text:style-name="T1">Inquiry Scan:</text:span></text:span><text:span text:style-name="T1"> Your device listens for inquiry responses from discoverable devices nearby (</text:span><text:span text:style-name="Source_20_Text"><text:span text:style-name="T1">hcitool scan</text:span></text:span><text:span text:style-name="T1">, </text:span><text:span text:style-name="Source_20_Text"><text:span text:style-name="T1">scan on</text:span></text:span><text:span text:style-name="T1"> in </text:span><text:span text:style-name="Source_20_Text"><text:span text:style-name="T1">bluetoothctl</text:span></text:span><text:span text:style-name="T1">). Reveals device MAC address (BD_ADDR), clock offset, class of device, and sometimes name. </text:span></text:p>
                </text:list-item>
                <text:list-item>
                  <text:p text:style-name="P51"><text:span text:style-name="Strong_20_Emphasis"><text:span text:style-name="T1">Device Discovery:</text:span></text:span><text:span text:style-name="T1"> Actively probing for devices. </text:span></text:p>
                </text:list-item>
                <text:list-item>
                  <text:p text:style-name="P51"><text:span text:style-name="Strong_20_Emphasis"><text:span text:style-name="T1">Profile Enumeration:</text:span></text:span><text:span text:style-name="T1"> Once a device is found, tools can attempt to connect and query its Service Discovery Protocol (SDP) records to determine supported profiles (</text:span><text:span text:style-name="Source_20_Text"><text:span text:style-name="T1">sdptool browse &lt;BD_ADDR&gt;</text:span></text:span><text:span text:style-name="T1">). Knowing available profiles indicates potential attack surfaces (e.g., OBEX for bluesnarfing). </text:span></text:p>
                </text:list-item>
                <text:list-item>
                  <text:p text:style-name="P51"><text:span text:style-name="Strong_20_Emphasis"><text:span text:style-name="T1">Brute-Force Scanning (</text:span></text:span><text:span text:style-name="Strong_20_Emphasis"><text:span text:style-name="Source_20_Text"><text:span text:style-name="T1">btscanner</text:span></text:span></text:span><text:span text:style-name="Strong_20_Emphasis"><text:span text:style-name="T1">):</text:span></text:span><text:span text:style-name="T1"> Attempts to connect to a range of potential BD_ADDRs, not just discoverable ones. Slow and noisy. </text:span></text:p>
                </text:list-item>
              </text:list>
            </text:list-item>
          </text:list>
          <text:p text:style-name="P60">Classic Bluetooth Attacks (Often Legacy):</text:p>
          <text:p text:style-name="P60">Many classic attacks target older Bluetooth versions or poor implementations. While less effective against modern, patched devices, they may still work against older hardware, IoT devices, or in specific scenarios.</text:p>
          <text:list xml:id="list8512994007058558502" text:style-name="L45">
            <text:list-item>
              <text:p text:style-name="P52"><text:span text:style-name="Strong_20_Emphasis"><text:span text:style-name="T1">Bluejacking:</text:span></text:span><text:span text:style-name="T1"> Sending unsolicited messages (like contact cards/vCards or notes) to a nearby device via the OBEX Push Profile. Mostly harmless annoyance, but could be used for phishing or social engineering if the message contains a malicious link or instruction. Requires the target device to be discoverable and accept OBEX pushes. </text:span></text:p>
            </text:list-item>
            <text:list-item>
              <text:p text:style-name="P52"><text:span text:style-name="Strong_20_Emphasis"><text:span text:style-name="T1">Bluesnarfing:</text:span></text:span><text:span text:style-name="T1"> Unauthorized access to information </text:span><text:span text:style-name="Emphasis"><text:span text:style-name="T1">from</text:span></text:span><text:span text:style-name="T1"> a target device, exploiting vulnerabilities in the OBEX protocol implementation (often OBEX FTP). Allows the attacker to browse and download files (contacts, calendars, messages, images) without the victim's knowledge or consent. Required discoverability and vulnerable OBEX implementation. Modern devices are generally patched against classic bluesnarfing. </text:span></text:p>
            </text:list-item>
            <text:list-item>
              <text:p text:style-name="P52"><text:span text:style-name="Strong_20_Emphasis"><text:span text:style-name="T1">Bluebugging:</text:span></text:span><text:span text:style-name="T1"> A severe vulnerability (mostly historical) allowing an attacker to take control of a phone's commands via Bluetooth, effectively turning it into a remote listening device (by silently initiating a call) or sending messages, reading contacts, etc. Exploited deep flaws in early Bluetooth stacks. Unlikely on modern, patched phones. </text:span></text:p>
            </text:list-item>
            <text:list-item>
              <text:p text:style-name="P52"><text:span text:style-name="Strong_20_Emphasis"><text:span text:style-name="T1">Bluesmack:</text:span></text:span><text:span text:style-name="T1"> A denial-of-service attack using oversized L2CAP (Logical Link Control and Adaptation Protocol) ping requests to crash the Bluetooth stack on the target device. Simple DoS. </text:span></text:p>
            </text:list-item>
            <text:list-item>
              <text:p text:style-name="P52"><text:span text:style-name="Strong_20_Emphasis"><text:span text:style-name="T1">Bluedump:</text:span></text:span><text:span text:style-name="T1"> Exploits weak pairing/bonding implementations. Attacker spoofs the BD_ADDR of a device previously trusted by the victim. When the victim requests </text:span><text:soft-page-break/><text:span text:style-name="T1">authentication, the attacker sends a "link key unavailable" message, potentially causing the victim device to delete the old trusted key and re-enter pairing mode, allowing the attacker to pair as a new trusted device. Requires knowing the BD_ADDR of a trusted device. </text:span></text:p>
            </text:list-item>
          </text:list>
          <text:p text:style-name="P60">Modern Bluetooth Threats:</text:p>
          <text:p text:style-name="P60">While classic attacks fade, new vulnerabilities emerge in newer standards (Bluetooth Low Energy - BLE) and complex implementations.</text:p>
          <text:list xml:id="list2558825968581780816" text:style-name="L46">
            <text:list-item>
              <text:p text:style-name="P53"><text:span text:style-name="Strong_20_Emphasis"><text:span text:style-name="T1">BLE Vulnerabilities:</text:span></text:span><text:span text:style-name="T1"> BLE, designed for low power IoT devices, has its own set of protocols and potential weaknesses related to pairing, encryption, privacy (tracking via advertising packets), and specific profile implementations. </text:span></text:p>
            </text:list-item>
            <text:list-item>
              <text:p text:style-name="P53"><text:span text:style-name="Strong_20_Emphasis"><text:span text:style-name="T1">Implementation Flaws:</text:span></text:span><text:span text:style-name="T1"> Complex protocol stacks always harbor bugs. Vulnerabilities allowing remote code execution, information disclosure, or DoS continue to be found in Bluetooth implementations across various operating systems and devices. </text:span></text:p>
            </text:list-item>
            <text:list-item>
              <text:p text:style-name="P53"><text:span text:style-name="Strong_20_Emphasis"><text:span text:style-name="T1">Firmware Issues:</text:span></text:span><text:span text:style-name="T1"> Embedded devices (IoT, peripherals) often have outdated or poorly secured Bluetooth firmware. </text:span></text:p>
            </text:list-item>
          </text:list>
          <text:p text:style-name="P1">:: Intel Feed ::</text:p>
          <text:list xml:id="list5680544527740306356" text:style-name="L47">
            <text:list-item>
              <text:p text:style-name="P54"><text:span text:style-name="Strong_20_Emphasis"><text:span text:style-name="T1">Core Concept:</text:span></text:span><text:span text:style-name="T1"> Bluetooth is a short-range protocol vulnerable to proximity attacks, especially older versions or poorly secured implementations. Pairing security has improved but isn't foolproof. </text:span></text:p>
            </text:list-item>
            <text:list-item>
              <text:p text:style-name="P54"><text:span text:style-name="Strong_20_Emphasis"><text:span text:style-name="T1">Hacker Logic:</text:span></text:span><text:span text:style-name="T1"> Proximity is the attack vector. Scan for discoverable devices, enumerate profiles (especially OBEX). Target older devices or those with weak pairing (default PINs, "Just Works"). Exploit implementation bugs in modern stacks. BLE introduces new surfaces. </text:span></text:p>
            </text:list-item>
            <text:list-item>
              <text:p text:style-name="P54"><text:span text:style-name="Strong_20_Emphasis"><text:span text:style-name="T1">Operational Data:</text:span></text:span><text:span text:style-name="T1"> Use </text:span><text:span text:style-name="Source_20_Text"><text:span text:style-name="T1">hcitool</text:span></text:span><text:span text:style-name="T1">/</text:span><text:span text:style-name="Source_20_Text"><text:span text:style-name="T1">bluetoothctl</text:span></text:span><text:span text:style-name="T1">/</text:span><text:span text:style-name="Source_20_Text"><text:span text:style-name="T1">btscanner</text:span></text:span><text:span text:style-name="T1"> for discovery, </text:span><text:span text:style-name="Source_20_Text"><text:span text:style-name="T1">sdptool</text:span></text:span><text:span text:style-name="T1"> for profile enumeration. Research classic attacks (Bluejacking, Bluesnarfing, Bluebugging, Bluesmack) for legacy targets. Investigate BLE security tools and vulnerabilities for modern IoT/wearables. Always check for default PINs (0000, 1234). </text:span></text:p>
            </text:list-item>
            <text:list-item>
              <text:p text:style-name="P54"><text:span text:style-name="Strong_20_Emphasis"><text:span text:style-name="T1">Firmware Burn:</text:span></text:span><text:span text:style-name="T1"> Short range doesn't mean safe. Convenience features like simplified pairing often create attack vectors. Even patched protocols can have flawed implementations. Assume proximity grants potential access until proven otherwise. </text:span></text:p>
            </text:list-item>
          </text:list>
          <text:p text:style-name="Horizontal_20_Line"/>
          <text:h text:style-name="P61" text:outline-level="3">:: Sector 07: Pocket Portals - Mobile Device Attack Surface ::</text:h>
          <text:p text:style-name="P1">Mobile devices – smartphones, tablets – are extensions of the human operator, repositories of sensitive data, and gateways to corporate networks. Their constant connectivity via Wi-Fi, cellular, and Bluetooth, combined with user behavior and complex software stacks, creates a vast and attractive attack surface.</text:p>
          <text:p text:style-name="P8"><text:span text:style-name="Strong_20_Emphasis"><text:span text:style-name="T1">Connectivity Risks:</text:span></text:span></text:p>
          <text:list xml:id="list8320365379368210120" text:style-name="L48">
            <text:list-item>
              <text:p text:style-name="P55"><text:soft-page-break/><text:span text:style-name="Strong_20_Emphasis"><text:span text:style-name="T1">Wi-Fi:</text:span></text:span><text:span text:style-name="T1"> All the Wi-Fi vulnerabilities discussed previously apply directly to mobile devices connecting to insecure networks (WEP, WPA, open hotspots). Evil Twins are particularly effective, luring mobile devices automatically seeking known SSIDs. Data leakage over unencrypted public Wi-Fi is common. </text:span></text:p>
            </text:list-item>
            <text:list-item>
              <text:p text:style-name="P55"><text:span text:style-name="Strong_20_Emphasis"><text:span text:style-name="T1">Bluetooth:</text:span></text:span><text:span text:style-name="T1"> As covered in Sector 06, proximity attacks target mobile device Bluetooth stacks. </text:span></text:p>
            </text:list-item>
            <text:list-item>
              <text:p text:style-name="P55"><text:span text:style-name="Strong_20_Emphasis"><text:span text:style-name="T1">Cellular:</text:span></text:span><text:span text:style-name="T1"> While generally more secure than Wi-Fi, cellular networks are not immune. IMSI catchers ("Stingrays") can perform MitM attacks, intercepting calls/SMS/data or tracking location. Vulnerabilities in baseband processors (the chip handling cellular communication, often a black box) can lead to device compromise. </text:span></text:p>
            </text:list-item>
          </text:list>
          <text:p text:style-name="P60">Application Security:</text:p>
          <text:p text:style-name="P60">The primary vector for mobile malware and data leakage.</text:p>
          <text:list xml:id="list2371385766863507091" text:style-name="L49">
            <text:list-item>
              <text:p text:style-name="P56"><text:span text:style-name="Strong_20_Emphasis"><text:span text:style-name="T1">App Stores &amp; Sideloading:</text:span></text:span><text:span text:style-name="T1"> While official stores (Apple App Store, Google Play Store) perform vetting, malicious apps occasionally slip through. Third-party app stores often have weaker or no vetting. </text:span><text:span text:style-name="Strong_20_Emphasis"><text:span text:style-name="T1">Sideloading</text:span></text:span><text:span text:style-name="T1"> (installing apps directly from .apk/.ipa files) bypasses store protections entirely. Android allows sideloading via a user setting; iOS requires jailbreaking (see below) or enterprise provisioning profiles. Convincing a user to install a malicious app (via phishing, social engineering, trojanized legitimate apps) is a common entry point. </text:span></text:p>
            </text:list-item>
            <text:list-item>
              <text:p text:style-name="P56"><text:span text:style-name="Strong_20_Emphasis"><text:span text:style-name="T1">Permissions Abuse:</text:span></text:span><text:span text:style-name="T1"> Mobile OSes use permission models (requesting access to contacts, location, camera, storage, etc.). Malicious or poorly coded apps may request excessive permissions and exfiltrate data the user didn't intend to share. </text:span></text:p>
            </text:list-item>
            <text:list-item>
              <text:p text:style-name="P56"><text:span text:style-name="Strong_20_Emphasis"><text:span text:style-name="T1">Insecure Data Storage:</text:span></text:span><text:span text:style-name="T1"> Apps storing sensitive data (credentials, tokens, personal info) unencrypted on the device's local storage make it vulnerable if the device is compromised or the storage is accessed inappropriately. </text:span></text:p>
            </text:list-item>
            <text:list-item>
              <text:p text:style-name="P56"><text:span text:style-name="Strong_20_Emphasis"><text:span text:style-name="T1">Insecure Communication:</text:span></text:span><text:span text:style-name="T1"> Apps communicating with backend servers over unencrypted channels (HTTP instead of HTTPS) or implementing TLS/SSL incorrectly (e.g., not validating certificates) expose data in transit to sniffing attacks (especially over compromised Wi-Fi). </text:span></text:p>
            </text:list-item>
            <text:list-item>
              <text:p text:style-name="P56"><text:span text:style-name="Strong_20_Emphasis"><text:span text:style-name="T1">WebViews:</text:span></text:span><text:span text:style-name="T1"> Many apps embed web browser components (WebViews) to display web content. Vulnerabilities in the WebView itself or insecure configurations can lead to cross-site scripting (XSS) or other web-based attacks within the app context. </text:span></text:p>
            </text:list-item>
          </text:list>
          <text:p text:style-name="P8"><text:span text:style-name="Strong_20_Emphasis"><text:span text:style-name="T1">Operating System &amp; Device Security:</text:span></text:span></text:p>
          <text:list xml:id="list4824039561147704003" text:style-name="L50">
            <text:list-item>
              <text:p text:style-name="P57"><text:span text:style-name="Strong_20_Emphasis"><text:span text:style-name="T1">Fragmentation (Android):</text:span></text:span><text:span text:style-name="T1"> The huge variety of Android hardware vendors, customizations, and slow/inconsistent OS update rollouts means many devices remain vulnerable to known exploits long after patches are available from Google. Targeting specific older Android versions or vendor implementations can be fruitful. </text:span></text:p>
            </text:list-item>
            <text:list-item>
              <text:p text:style-name="P57"><text:span text:style-name="Strong_20_Emphasis"><text:span text:style-name="T1">Jailbreaking (iOS) / Rooting (Android):</text:span></text:span><text:span text:style-name="T1"> Processes that bypass OS security </text:span><text:soft-page-break/><text:span text:style-name="T1">restrictions to grant the user root-level access. While allowing customization, it also disables critical security mechanisms (sandboxing, code signing verification) and makes the device highly vulnerable to malware that can gain full control. Users who jailbreak/root are often more susceptible to installing malicious software. </text:span></text:p>
            </text:list-item>
            <text:list-item>
              <text:p text:style-name="P57"><text:span text:style-name="Strong_20_Emphasis"><text:span text:style-name="T1">Sandboxing:</text:span></text:span><text:span text:style-name="T1"> Mobile OSes attempt to isolate apps from each other (sandboxing). Malware aims to escape this sandbox to access data from other apps or the OS itself, often by exploiting kernel vulnerabilities. </text:span></text:p>
            </text:list-item>
            <text:list-item>
              <text:p text:style-name="P57"><text:span text:style-name="Strong_20_Emphasis"><text:span text:style-name="T1">BYOD (Bring Your Own Device):</text:span></text:span><text:span text:style-name="T1"> When personal devices connect to corporate networks (often via Wi-Fi or VPN), they introduce significant risk. A compromised personal device can act as a beachhead into the enterprise network. Policies often involve Mobile Device Management (MDM) solutions to enforce security settings, but enforcement and compliance vary. An attacker targeting an employee's less-secure personal device may find an easier path than attacking hardened corporate assets directly. </text:span></text:p>
            </text:list-item>
          </text:list>
          <text:p text:style-name="P8"><text:span text:style-name="Strong_20_Emphasis"><text:span text:style-name="T1">Social Engineering &amp; Direct Attacks:</text:span></text:span></text:p>
          <text:list xml:id="list8109423272698726118" text:style-name="L51">
            <text:list-item>
              <text:p text:style-name="P58"><text:span text:style-name="Strong_20_Emphasis"><text:span text:style-name="T1">Phishing / Smishing / Vishing:</text:span></text:span><text:span text:style-name="T1"> Standard phishing emails, SMS-based phishing (</text:span><text:span text:style-name="Strong_20_Emphasis"><text:span text:style-name="T1">Smishing</text:span></text:span><text:span text:style-name="T1">), and voice-based phishing (</text:span><text:span text:style-name="Strong_20_Emphasis"><text:span text:style-name="T1">Vishing</text:span></text:span><text:span text:style-name="T1">) are highly effective against mobile users who may be less cautious on smaller screens or when multitasking. Malicious links or attachments lead to credential theft or malware installation. Smishing messages often use URL shorteners or slightly misspelled domains, creating urgency or impersonating legitimate services (banks, delivery companies, tech support). </text:span></text:p>
            </text:list-item>
            <text:list-item>
              <text:p text:style-name="P58"><text:span text:style-name="Strong_20_Emphasis"><text:span text:style-name="T1">Physical Access:</text:span></text:span><text:span text:style-name="T1"> Brief unattended access allows installing spyware, connecting via USB to extract data (if not properly locked/configured), or deploying malicious hardware (e.g., USB Rubber Ducky, O.MG Cable). </text:span></text:p>
            </text:list-item>
            <text:list-item>
              <text:p text:style-name="P58"><text:span text:style-name="Strong_20_Emphasis"><text:span text:style-name="T1">Malicious Charging Stations / Juice Jacking:</text:span></text:span><text:span text:style-name="T1"> Public USB charging ports could potentially be compromised to install malware or exfiltrate data when a device is plugged in (though modern OSes have prompts to trust the connected device). </text:span></text:p>
            </text:list-item>
          </text:list>
          <text:p text:style-name="P1">:: Intel Feed ::</text:p>
          <text:list xml:id="list6762188950317128324" text:style-name="L52">
            <text:list-item>
              <text:p text:style-name="P59"><text:span text:style-name="Strong_20_Emphasis"><text:span text:style-name="T1">Core Concept:</text:span></text:span><text:span text:style-name="T1"> Mobile devices concentrate connectivity, data, and user interaction, creating a multi-faceted attack surface spanning wireless protocols, applications, OS vulnerabilities, and user behavior. </text:span></text:p>
            </text:list-item>
            <text:list-item>
              <text:p text:style-name="P59"><text:span text:style-name="Strong_20_Emphasis"><text:span text:style-name="T1">Hacker Logic:</text:span></text:span><text:span text:style-name="T1"> Exploit the weakest link: insecure Wi-Fi, vulnerable apps, outdated OS (Android fragmentation), user trust (phishing/smishing), or physical access. BYOD bridges personal insecurity into corporate environments. </text:span></text:p>
            </text:list-item>
            <text:list-item>
              <text:p text:style-name="P59"><text:span text:style-name="Strong_20_Emphasis"><text:span text:style-name="T1">Operational Data:</text:span></text:span><text:span text:style-name="T1"> Target public Wi-Fi for MitM. Analyze app permissions and network traffic. Research exploits for specific Android versions/vendors. Craft convincing smishing campaigns. Understand MDM bypass techniques. Exploit default USB data access settings. </text:span></text:p>
            </text:list-item>
            <text:list-item>
              <text:p text:style-name="P59"><text:soft-page-break/><text:span text:style-name="Strong_20_Emphasis"><text:span text:style-name="T1">Firmware Burn:</text:span></text:span><text:span text:style-name="T1"> The pocket portal is a direct line to the user and potentially their employer. Secure the device, secure the data stream, manipulate the user – multiple paths lead to compromise. Every connection is a potential vulnerability. </text:span></text:p>
            </text:list-item>
          </text:list>
          <text:p text:style-name="Horizontal_20_Line"/>
          <text:p text:style-name="P1">Transmission complete. The wireless spectrum is a domain of both convenience and conflict. You have received the foundational knowledge – the protocols, the encryption, the attack vectors for 802.11 and Bluetooth, the vulnerabilities inherent in mobile platforms. This is not exhaustive, merely the entry point. Mastery requires constant learning, adaptation, and practice in controlled environments. Remember the core tenets: Reconnaissance precedes attack. Exploit the implementation, not just the theory. Understand the human element. Keep your presence obfuscated. Alien37 disconnecting.</text:p>
        </text:section>
        <text:p text:style-name="P1"/>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22:24:32.23</meta:creation-date>
    <dc:date>2025-04-12T22:34:50.68</dc:date>
    <meta:editing-duration>PT10M18S</meta:editing-duration>
    <meta:editing-cycles>2</meta:editing-cycles>
    <meta:generator>OpenOffice/4.1.15$Win32 OpenOffice.org_project/4115m2$Build-9813</meta:generator>
    <meta:document-statistic meta:table-count="0" meta:image-count="0" meta:object-count="0" meta:page-count="19" meta:paragraph-count="220" meta:word-count="6754" meta:character-count="46824"/>
  </office:meta>
</office:document-meta>
</file>